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398cm" fo:min-width="2.45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1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466cm" fo:min-width="1.4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1.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0.9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3cm" draw:fill="solid" draw:fill-color="#00a93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svg:stroke-color="#ed4c05" draw:marker-start-width="0.279cm" draw:marker-end-width="0.279cm" draw:fill="solid" draw:fill-color="#ed4c05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5cm" fo:min-width="0.39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18cm" fo:min-width="1.492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71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75cm" fo:min-width="6.2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3.0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698cm" fo:min-width="5.8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58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91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50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612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484cm" fo:padding-top="0.151cm" fo:padding-bottom="0.151cm" fo:padding-left="0.276cm" fo:padding-right="0.276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53cm" svg:stroke-color="#f10d0c" draw:marker-start-width="0.279cm" draw:marker-end="Arrow" draw:marker-end-width="0.379cm" draw:fill="solid" draw:fill-color="#f10d0c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Long_20_Dash" svg:stroke-width="0.053cm" svg:stroke-color="#f10d0c" draw:marker-start-width="0.279cm" draw:marker-end-width="0.279cm" draw:fill="none" draw:textarea-horizontal-align="justify" draw:textarea-vertical-align="middle" draw:auto-grow-height="false" fo:min-height="1.416cm" fo:min-width="1.25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1.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none" svg:stroke-width="0.053cm" draw:marker-start-width="0.279cm" draw:fill="none" fo:min-height="0.713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06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5cm" fo:min-width="0.20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596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2.7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98cm" fo:min-width="0.152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56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98cm" fo:min-width="17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93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399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1.08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98cm" fo:min-width="21.117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69" style:family="graphic" style:parent-style-name="objectwithoutfill">
      <style:graphic-properties draw:stroke="dash" draw:stroke-dash="Dashed_20__28_var_29_"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ashed_20__28_var_29_"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ashed_20__28_var_29_" svg:stroke-width="0.053cm" svg:stroke-color="#468a1a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4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7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18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587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609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98cm" fo:min-width="0.586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78cm" fo:min-width="0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811cm" fo:min-width="0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4.012cm" fo:min-width="0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4.022cm" fo:min-width="0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91" style:family="graphic" style:parent-style-name="standard">
      <style:graphic-properties svg:stroke-width="0.018cm" svg:stroke-color="#ffffff" draw:marker-start-width="0.148cm" draw:marker-end-width="0.148cm" draw:fill="none" draw:textarea-horizontal-align="justify" draw:textarea-vertical-align="middle" draw:auto-grow-height="false" fo:min-height="0.46cm" fo:min-width="0.21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0cm" fo:min-width="0cm"/>
    </style:style>
    <style:style style:name="gr97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0.612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color="#00a933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="solid" draw:fill-color="#00a933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solid" draw:fill-color="#ed4c05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11" style:family="paragraph">
      <style:paragraph-properties fo:text-align="center" style:writing-mode="lr-tb"/>
      <style:text-properties fo:color="#00a933" fo:font-size="18pt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00a933" fo:font-size="18pt" fo:language="en" fo:country="US"/>
    </style:style>
    <style:style style:name="P13" style:family="paragraph">
      <style:paragraph-properties fo:text-align="center" style:writing-mode="lr-tb"/>
      <style:text-properties fo:color="#c9211e" fo:font-size="18pt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c9211e" fo:font-size="18pt" fo:language="en" fo:country="US"/>
    </style:style>
    <style:style style:name="P15" style:family="paragraph">
      <style:paragraph-properties fo:text-align="center" style:writing-mode="lr-tb"/>
      <style:text-properties fo:color="#000000" fo:font-size="18pt" fo:language="en" fo:country="US"/>
    </style:style>
    <style:style style:name="P16" style:family="paragraph">
      <loext:graphic-properties draw:fill-color="#ffffff"/>
      <style:paragraph-properties fo:text-align="center" style:writing-mode="lr-tb"/>
      <style:text-properties fo:color="#000000" fo:font-size="18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9" style:family="paragraph">
      <style:paragraph-properties fo:text-align="start" style:writing-mode="lr-tb"/>
      <style:text-properties fo:font-size="18pt" fo:language="en" fo:country="US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21" style:family="paragraph">
      <style:text-properties fo:language="en" fo:country="US"/>
    </style:style>
    <style:style style:name="P22" style:family="paragraph">
      <loext:graphic-properties draw:fill="none"/>
      <style:paragraph-properties style:writing-mode="lr-tb"/>
      <style:text-properties fo:font-size="18pt" fo:language="en" fo:country="US"/>
    </style:style>
    <style:style style:name="P23" style:family="paragraph">
      <loext:graphic-properties draw:fill="none"/>
      <style:paragraph-properties style:writing-mode="lr-tb"/>
      <style:text-properties fo:language="en" fo:country="US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6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7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2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29" style:family="paragraph">
      <loext:graphic-properties draw:fill="solid" draw:fill-color="#3faf46"/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3faf46" fo:font-size="18pt" fo:language="en" fo:country="US"/>
    </style:style>
    <style:style style:name="P3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35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6" style:family="paragraph">
      <loext:graphic-properties draw:fill="none"/>
      <style:paragraph-properties style:writing-mode="lr-tb"/>
      <style:text-properties fo:color="#f10d0c" fo:language="en" fo:country="US"/>
    </style:style>
    <style:style style:name="P37" style:family="paragraph">
      <style:paragraph-properties fo:text-align="center" style:writing-mode="lr-tb"/>
      <style:text-properties fo:color="#f10d0c" fo:font-size="18pt" fo:language="en" fo:country="US"/>
    </style:style>
    <style:style style:name="P38" style:family="paragraph">
      <loext:graphic-properties draw:fill="none"/>
      <style:paragraph-properties fo:text-align="center" style:writing-mode="lr-tb"/>
      <style:text-properties fo:color="#f10d0c" fo:font-size="18pt" fo:language="en" fo:country="US"/>
    </style:style>
    <style:style style:name="P39" style:family="paragraph">
      <loext:graphic-properties draw:fill="solid" draw:fill-color="#f10d0c"/>
      <style:paragraph-properties fo:text-align="center"/>
      <style:text-properties fo:language="en" fo:country="US"/>
    </style:style>
    <style:style style:name="P40" style:family="paragraph">
      <loext:graphic-properties draw:fill="none"/>
      <style:paragraph-properties fo:text-align="center" style:writing-mode="lr-tb"/>
      <style:text-properties fo:language="en" fo:country="US"/>
    </style:style>
    <style:style style:name="P41" style:family="paragraph">
      <style:paragraph-properties fo:text-align="start" style:writing-mode="lr-tb"/>
      <style:text-properties fo:language="en" fo:country="US"/>
    </style:style>
    <style:style style:name="P42" style:family="paragraph">
      <loext:graphic-properties draw:fill="none"/>
      <style:paragraph-properties fo:text-align="start" style:writing-mode="lr-tb"/>
      <style:text-properties fo:language="en" fo:country="US"/>
    </style:style>
    <style:style style:name="P43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4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48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49" style:family="paragraph">
      <style:paragraph-properties fo:text-align="center"/>
      <style:text-properties fo:language="en" fo:country="US"/>
    </style:style>
    <style:style style:name="P50" style:family="paragraph">
      <loext:graphic-properties draw:fill-color="#000000"/>
      <style:paragraph-properties fo:text-align="center"/>
      <style:text-properties fo:language="en" fo:country="US"/>
    </style:style>
    <style:style style:name="P51" style:family="paragraph">
      <loext:graphic-properties draw:fill="none"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font-size="18pt"/>
    </style:style>
    <style:style style:name="T4" style:family="text">
      <style:text-properties fo:color="#00a933" fo:font-size="18pt"/>
    </style:style>
    <style:style style:name="T5" style:family="text">
      <style:text-properties fo:color="#c9211e" fo:font-size="18pt"/>
    </style:style>
    <style:style style:name="T6" style:family="text">
      <style:text-properties fo:color="#000000" fo:font-size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faf46" style:font-name="OpenSymbol" fo:font-size="18pt" style:font-name-asian="OpenSymbol" style:font-name-complex="OpenSymbol"/>
    </style:style>
    <style:style style:name="T11" style:family="text">
      <style:text-properties fo:color="#3faf46"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fo:language="en" fo:country="US"/>
    </style:style>
    <style:style style:name="T14" style:family="text">
      <style:text-properties fo:color="#f10d0c" fo:font-size="18pt"/>
    </style:style>
    <style:style style:name="T15" style:family="text">
      <style:text-properties style:text-position="33% 58%" fo:font-size="18pt"/>
    </style:style>
    <style:style style:name="T16" style:family="text">
      <style:text-properties fo:color="#c9211e" fo:language="en" fo:country="US"/>
    </style:style>
    <style:style style:name="T17" style:family="text">
      <style:text-properties fo:color="#c9211e"/>
    </style:style>
    <style:style style:name="T18" style:family="text">
      <style:text-properties fo:color="#00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008cm" svg:height="1.7cm" svg:x="0.176cm" svg:y="1.4cm">
            <text:p text:style-name="P1"><text:span text:style-name="T1">D</text:span><text:span text:style-name="T1">at</text:span><text:span text:style-name="T1">a: </text:span><text:span text:style-name="T1">A</text:span></text:p>
            <text:p text:style-name="P1"><text:span text:style-name="T1">N</text:span><text:span text:style-name="T1">ex</text:span><text:span text:style-name="T1">t: <text:s/></text:span><text:span text:style-name="T1"><text:s/>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08cm" svg:height="1.7cm" svg:x="3.888cm" svg:y="1.4cm">
            <text:p text:style-name="P1"><text:span text:style-name="T1">D</text:span><text:span text:style-name="T1">a</text:span><text:span text:style-name="T1">t</text:span><text:span text:style-name="T1">a</text:span><text:span text:style-name="T1">: </text:span><text:span text:style-name="T1">B</text:span></text:p>
            <text:p text:style-name="P1"><text:span text:style-name="T1">N</text:span><text:span text:style-name="T1">e</text:span><text:span text:style-name="T1">x</text:span><text:span text:style-name="T1">t: </text:span><text:span text:style-name="T1"><text:s text:c="2"/>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403cm" svg:y1="2.6cm" svg:x2="4.403cm" svg:y2="2.6cm">
            <text:p/>
          </draw:line>
          <draw:custom-shape draw:style-name="gr3" draw:text-style-name="P2" draw:layer="layout" svg:width="3.2cm" svg:height="0.7cm" svg:x="0.176cm" svg:y="0.2cm">
            <text:p text:style-name="P1"><text:span text:style-name="T1">L</text:span><text:span text:style-name="T1">i</text:span><text:span text:style-name="T1">n</text:span><text:span text:style-name="T1">k</text:span><text:span text:style-name="T1">e</text:span><text:span text:style-name="T1">d </text:span><text:span text:style-name="T1">L</text:span><text:span text:style-name="T1">i</text:span><text:span text:style-name="T1">s</text:span><text:span text:style-name="T1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2.048cm" svg:height="0.7cm" svg:x="8.56cm" svg:y="2.6cm">
            <text:p text:style-name="P1"><text:span text:style-name="T1">T</text:span><text:span text:style-name="T1">r</text:span><text:span text:style-name="T1">e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16cm" svg:height="2.5cm" svg:x="8.112cm" svg:y="3.6cm">
            <text:p text:style-name="P1"><text:span text:style-name="T1">Data: C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35cm" svg:y1="6.1cm" svg:x2="9.135cm" svg:y2="7.6cm">
            <text:p/>
          </draw:line>
          <draw:custom-shape draw:style-name="gr5" draw:text-style-name="P2" draw:layer="layout" svg:width="2.816cm" svg:height="2.5cm" svg:x="7.536cm" svg:y="7.6cm">
            <text:p text:style-name="P1"><text:span text:style-name="T1">D</text:span><text:span text:style-name="T1">at</text:span><text:span text:style-name="T1">a: </text:span><text:span text:style-name="T1">E</text:span></text:p>
            <text:p text:style-name="P1"><text:span text:style-name="T1">N</text:span><text:span text:style-name="T1">ex</text:span><text:span text:style-name="T1">t: <text:s/></text:span><text:span text:style-name="T1"><text:s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11.632cm" svg:y="7cm">
            <text:p text:style-name="P1"><text:span text:style-name="T1">D</text:span><text:span text:style-name="T1">at</text:span><text:span text:style-name="T1">a: </text:span><text:span text:style-name="T1">F</text:span></text:p>
            <text:p text:style-name="P1"><text:span text:style-name="T1">N</text:span><text:span text:style-name="T1">ex</text:span><text:span text:style-name="T1">t: <text:s/></text:span><text:span text:style-name="T1"><text:s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4.208cm" svg:y="6.4cm">
            <text:p text:style-name="P1"><text:span text:style-name="T1">D</text:span><text:span text:style-name="T1">at</text:span><text:span text:style-name="T1">a: </text:span><text:span text:style-name="T1">D</text:span></text:p>
            <text:p text:style-name="P1"><text:span text:style-name="T1">N</text:span><text:span text:style-name="T1">ex</text:span><text:span text:style-name="T1">t: <text:s/></text:span><text:span text:style-name="T1"><text:s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535cm" svg:y1="5.7cm" svg:x2="12.235cm" svg:y2="7.2cm">
            <text:p/>
          </draw:line>
          <draw:line draw:style-name="gr2" draw:text-style-name="P3" draw:layer="layout" svg:x1="8.535cm" svg:y1="5.7cm" svg:x2="6.235cm" svg:y2="6.5cm">
            <text:p/>
          </draw:line>
          <draw:custom-shape draw:style-name="gr6" draw:text-style-name="P5" draw:layer="layout" svg:width="2.112cm" svg:height="0.7cm" svg:x="5.04cm" svg:y="3.5cm">
            <text:p text:style-name="P4"><text:span text:style-name="T2">R</text:span><text:span text:style-name="T2">o</text:span><text:span text:style-name="T2">o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472cm" svg:height="0.7cm" svg:x="12.464cm" svg:y="3.6cm">
            <text:p text:style-name="P4"><text:span text:style-name="T2">N</text:span><text:span text:style-name="T2">od</text:span><text:span text:style-name="T2">e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6.835cm" svg:y1="4cm" svg:x2="8.235cm" svg:y2="4.4cm">
            <text:p/>
          </draw:line>
          <draw:line draw:style-name="gr8" draw:text-style-name="P6" draw:layer="layout" svg:x1="12.335cm" svg:y1="4cm" svg:x2="10.935cm" svg:y2="4.4cm">
            <text:p/>
          </draw:line>
        </draw:g>
      </draw:page>
      <draw:page draw:name="page2" draw:style-name="dp1" draw:master-page-name="Default">
        <draw:custom-shape draw:style-name="gr9" draw:text-style-name="P7" draw:layer="layout" svg:width="1.344cm" svg:height="1.267cm" svg:x="2.1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38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756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36cm" svg:y1="1.34cm" svg:x2="1.46cm" svg:y2="2.54cm">
          <text:p/>
        </draw:line>
        <draw:line draw:style-name="gr10" draw:text-style-name="P3" draw:layer="layout" svg:x1="3.253cm" svg:y1="1.34cm" svg:x2="4.053cm" svg:y2="2.54cm">
          <text:p/>
        </draw:line>
        <draw:custom-shape draw:style-name="gr9" draw:text-style-name="P7" draw:layer="layout" svg:width="1.344cm" svg:height="1.267cm" svg:x="8.756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9.97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7.41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016cm" svg:y1="1.34cm" svg:x2="8.116cm" svg:y2="2.54cm">
          <text:p/>
        </draw:line>
        <draw:custom-shape draw:style-name="gr9" draw:text-style-name="P7" draw:layer="layout" svg:width="1.344cm" svg:height="1.267cm" svg:x="1.97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252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62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232cm" svg:y1="5.7cm" svg:x2="1.332cm" svg:y2="6.9cm">
          <text:p/>
        </draw:line>
        <draw:line draw:style-name="gr10" draw:text-style-name="P3" draw:layer="layout" svg:x1="3.924cm" svg:y1="6.9cm" svg:x2="3.124cm" svg:y2="5.7cm">
          <text:p/>
        </draw:line>
        <draw:line draw:style-name="gr10" draw:text-style-name="P3" draw:layer="layout" svg:x1="1.909cm" svg:y1="7.6cm" svg:x2="3.209cm" svg:y2="7.6cm">
          <text:p/>
        </draw:line>
        <draw:line draw:style-name="gr11" draw:text-style-name="P8" draw:layer="layout" svg:x1="0.349cm" svg:y1="4.4cm" svg:x2="4.949cm" svg:y2="8.27cm">
          <text:p/>
        </draw:line>
        <draw:line draw:style-name="gr11" draw:text-style-name="P8" draw:layer="layout" svg:x1="4.949cm" svg:y1="4.4cm" svg:x2="0.349cm" svg:y2="8.27cm">
          <text:p/>
        </draw:line>
        <draw:line draw:style-name="gr11" draw:text-style-name="P8" draw:layer="layout" svg:x1="7.133cm" svg:y1="0.14cm" svg:x2="11.733cm" svg:y2="4.01cm">
          <text:p/>
        </draw:line>
        <draw:line draw:style-name="gr11" draw:text-style-name="P8" draw:layer="layout" svg:x1="11.733cm" svg:y1="0.14cm" svg:x2="7.133cm" svg:y2="4.01cm">
          <text:p/>
        </draw:line>
        <draw:custom-shape draw:style-name="gr12" draw:text-style-name="P10" draw:layer="layout" svg:width="0.896cm" svg:height="0.9cm" svg:x="4.852cm" svg:y="1.3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11.636cm" svg:y="1.3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4.852cm" svg:y="5.7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0" draw:layer="layout" svg:width="2.816cm" svg:height="0.7cm" svg:x="6.708cm" svg:y="0.4cm">
          <text:p text:style-name="P9"><text:span text:style-name="T3">Ances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4.148cm" svg:y="0.7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7.604cm" svg:y="4.1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0.244cm" svg:y="3.5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6.517cm" svg:y1="2.801cm" svg:x2="8.217cm" svg:y2="4.301cm">
          <text:p/>
        </draw:line>
        <draw:line draw:style-name="gr15" draw:text-style-name="P3" draw:layer="layout" svg:x1="4.528cm" svg:y1="2.801cm" svg:x2="2.228cm" svg:y2="3.601cm">
          <text:p/>
        </draw:line>
        <draw:custom-shape draw:style-name="gr16" draw:text-style-name="P10" draw:layer="layout" svg:width="0.512cm" svg:height="0.5cm" svg:x="4.66cm" svg:y="1.25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4.66cm" svg:y="2.0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5.3cm" svg:y="1.25cm">
          <text:p text:style-name="P11"><text:span text:style-name="T4">D=0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12cm" svg:height="0.5cm" svg:x="5.3cm" svg:y="2.05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5.428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9.14cm" svg:y="7.6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136cm" svg:y1="6.3cm" svg:x2="6.836cm" svg:y2="7.6cm">
          <text:p/>
        </draw:line>
        <draw:custom-shape draw:style-name="gr14" draw:text-style-name="P10" draw:layer="layout" svg:width="2.816cm" svg:height="2.5cm" svg:x="0.244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61cm" svg:y1="6cm" svg:x2="1.61cm" svg:y2="7.6cm">
          <text:p/>
        </draw:line>
        <draw:custom-shape draw:style-name="gr14" draw:text-style-name="P10" draw:layer="layout" svg:width="2.816cm" svg:height="2.5cm" svg:x="0.244cm" svg:y="3.502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12cm" svg:height="0.5cm" svg:x="0.756cm" svg:y="4.2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4.2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4.7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8.564cm" svg:y="4.7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12cm" svg:height="0.5cm" svg:x="1.908cm" svg:y="5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5.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8.564cm" svg:y="5.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512cm" svg:height="0.5cm" svg:x="9.14cm" svg:y="5.5cm">
          <text:p text:style-name="P1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12cm" svg:height="0.5cm" svg:x="1.90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6.516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6.516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512cm" svg:height="0.5cm" svg:x="7.156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0.29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0.29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12cm" svg:height="0.5cm" svg:x="10.86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72cm" svg:height="10cm" svg:x="12.34cm" svg:y="0.4cm">
          <text:p text:style-name="P19"><text:span text:style-name="T3">P: Parent</text:span></text:p>
          <text:p text:style-name="P19"><text:span text:style-name="T3">C: Child</text:span></text:p>
          <text:p text:style-name="P19"><text:span text:style-name="T3">L: Leaf </text:span></text:p>
          <text:p text:style-name="P19"><text:span text:style-name="T3"><text:s text:c="4"/></text:span><text:span text:style-name="T3">(external nodes </text:span></text:p>
          <text:p text:style-name="P19"><text:span text:style-name="T3"><text:s text:c="5"/></text:span><text:span text:style-name="T3">without child)</text:span></text:p>
          <text:p text:style-name="P19"><text:span text:style-name="T3">Height: number of </text:span></text:p>
          <text:p text:style-name="P19"><text:span text:style-name="T3"><text:s text:c="12"/></text:span><text:span text:style-name="T3">connections</text:span></text:p>
          <text:p text:style-name="P19"><text:span text:style-name="T3"/></text:p>
          <text:p text:style-name="P19"><text:span text:style-name="T3">A set of connections</text:span></text:p>
          <text:p text:style-name="P19"><text:span text:style-name="T3">creates a path</text:span></text:p>
          <text:p text:style-name="P19"><text:span text:style-name="T4">D</text:span><text:span text:style-name="T3">: Depth, the number</text:span></text:p>
          <text:p text:style-name="P19"><text:span text:style-name="T3"><text:s text:c="5"/></text:span><text:span text:style-name="T3">of edges from the</text:span></text:p>
          <text:p text:style-name="P19"><text:span text:style-name="T3"><text:s text:c="5"/></text:span><text:span text:style-name="T3">root</text:span></text:p>
          <text:p text:style-name="P19"><text:span text:style-name="T3"/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52cm" svg:height="0.7cm" svg:x="8.308cm" svg:y="10.2cm">
          <text:p text:style-name="P9"><text:span text:style-name="T3">Descendant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653cm" svg:y1="6.4cm" svg:x2="10.553cm" svg:y2="7.6cm">
          <text:p/>
        </draw:line>
      </draw:page>
      <draw:page draw:name="page4" draw:style-name="dp1" draw:master-page-name="Default">
        <draw:line draw:style-name="gr15" draw:text-style-name="P3" draw:layer="layout" svg:x1="3.932cm" svg:y1="1.34cm" svg:x2="3.032cm" svg:y2="2.54cm">
          <text:p/>
        </draw:line>
        <draw:frame draw:style-name="gr25" draw:text-style-name="P22" draw:layer="layout" svg:width="0.832cm" svg:height="0.963cm" svg:x="3.992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889cm" svg:y1="1.34cm" svg:x2="5.789cm" svg:y2="2.54cm">
          <text:p/>
        </draw:line>
        <draw:frame draw:style-name="gr25" draw:text-style-name="P22" draw:layer="layout" svg:width="0.832cm" svg:height="0.963cm" svg:x="5.656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46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7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553cm" svg:y1="3.639cm" svg:x2="7.453cm" svg:y2="4.839cm">
          <text:p/>
        </draw:line>
        <draw:line draw:style-name="gr15" draw:text-style-name="P3" draw:layer="layout" svg:x1="2.332cm" svg:y1="3.639cm" svg:x2="1.432cm" svg:y2="4.839cm">
          <text:p/>
        </draw:line>
        <draw:frame draw:style-name="gr25" draw:text-style-name="P22" draw:layer="layout" svg:width="0.832cm" svg:height="0.963cm" svg:x="2.392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13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392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289cm" svg:y1="3.639cm" svg:x2="4.189cm" svg:y2="4.839cm">
          <text:p/>
        </draw:line>
        <draw:frame draw:style-name="gr25" draw:text-style-name="P22" draw:layer="layout" svg:width="0.832cm" svg:height="0.963cm" svg:x="4.056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86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1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40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64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12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84cm" svg:y="4.939cm">
            <draw:text-box>
              <text:p text:style-name="P21"><text:span text:style-name="T1">F</text:span></text:p>
            </draw:text-box>
          </draw:frame>
        </draw:g>
        <draw:line draw:style-name="gr15" draw:text-style-name="P3" draw:layer="layout" svg:x1="14.428cm" svg:y1="1.34cm" svg:x2="13.528cm" svg:y2="2.54cm">
          <text:p/>
        </draw:line>
        <draw:frame draw:style-name="gr25" draw:text-style-name="P22" draw:layer="layout" svg:width="0.832cm" svg:height="0.963cm" svg:x="14.424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168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424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15.321cm" svg:y1="1.34cm" svg:x2="16.221cm" svg:y2="2.54cm">
          <text:p/>
        </draw:line>
        <draw:frame draw:style-name="gr25" draw:text-style-name="P22" draw:layer="layout" svg:width="0.832cm" svg:height="0.963cm" svg:x="16.088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5.89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6.15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16.985cm" svg:y1="3.639cm" svg:x2="17.885cm" svg:y2="4.839cm">
          <text:p/>
        </draw:line>
        <draw:line draw:style-name="gr15" draw:text-style-name="P3" draw:layer="layout" svg:x1="12.828cm" svg:y1="3.639cm" svg:x2="11.928cm" svg:y2="4.839cm">
          <text:p/>
        </draw:line>
        <draw:frame draw:style-name="gr25" draw:text-style-name="P22" draw:layer="layout" svg:width="0.832cm" svg:height="0.963cm" svg:x="12.824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2.568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2.824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13.721cm" svg:y1="3.639cm" svg:x2="14.621cm" svg:y2="4.839cm">
          <text:p/>
        </draw:line>
        <draw:frame draw:style-name="gr25" draw:text-style-name="P22" draw:layer="layout" svg:width="0.832cm" svg:height="0.963cm" svg:x="14.488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29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55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10.90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1.16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17.5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7.816cm" svg:y="4.939cm">
            <draw:text-box>
              <text:p text:style-name="P21"><text:span text:style-name="T1">F</text:span></text:p>
            </draw:text-box>
          </draw:frame>
        </draw:g>
        <draw:path draw:style-name="gr27" draw:text-style-name="P24" draw:layer="layout" svg:width="5.834cm" svg:height="5.371cm" draw:transform="skewX (-0.00314159265358971) rotate (2.24396981928911) translate (2.29901786379664cm 9.00011456101333cm)" svg:viewBox="0 0 5835 5372" svg:d="M4233 5326c337 60 626-157 926-278 244-98 426-249 543-452 129-221 206-536 31-785-144-205-532-333-266-709 140-198 388-519 91-762-184-150-399-321-439-560-49-298-289-345-424-574-118-197-308-359-515-463-216-109-428-224-644-332-228-114-429-275-665-375-269-112-535 58-728 227-189 166-418 299-503 564-90 283 65 557-24 843-95 304-431 322-659 464-204 127-411 254-575 426-168 178-309 404-259 681 45 252 9 524-90 763-101 245 49 472 186 646 155 194 405 258 630 321 250 68 538 115 782-3 284-138 605-95 903-87 246 7 473 114 711 152 251 41 464 155 693 240l213 92 72 7z">
          <text:p/>
        </draw:path>
        <draw:custom-shape draw:style-name="gr28" draw:text-style-name="P24" draw:layer="layout" svg:width="6.4cm" svg:height="2cm" svg:x="11.672cm" svg:y="2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0.216cm" svg:y="7.6cm">
          <text:p text:style-name="P25"><text:span text:style-name="T7">Depth-first Search (DFS)</text:span><text:span text:style-name="T8">: </text:span></text:p>
          <text:p text:style-name="P25"><text:span text:style-name="T9">the priority is to look at </text:span><text:span text:style-name="T8">the children </text:span></text:p>
          <text:p text:style-name="P25"><text:span text:style-name="T8">of a 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10.072cm" svg:y="7.6cm">
          <text:p text:style-name="P25"><text:span text:style-name="T7">Breadth-first Search (BFS)</text:span><text:span text:style-name="T8">: </text:span></text:p>
          <text:p text:style-name="P25"><text:span text:style-name="T9">the priority is to look at </text:span><text:span text:style-name="T8">the same </text:span></text:p>
          <text:p text:style-name="P25"><text:span text:style-name="T8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Pre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8cm" svg:x2="2.648cm" svg:y2="3.4cm">
          <text:p/>
        </draw:line>
        <draw:line draw:style-name="gr32" draw:text-style-name="P29" draw:layer="layout" svg:x1="2cm" svg:y1="4.2cm" svg:x2="1.048cm" svg:y2="5.7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D, B, A, C, E, F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83cm" svg:x2="2.615cm" svg:y2="5.192cm">
          <text:p/>
        </draw:line>
        <draw:line draw:style-name="gr32" draw:text-style-name="P29" draw:layer="layout" svg:x1="2.602cm" svg:y1="5.192cm" svg:x2="3.593cm" svg:y2="6.483cm">
          <text:p/>
        </draw:line>
        <draw:frame draw:style-name="gr35" draw:text-style-name="P32" draw:layer="layout" svg:width="10.1cm" svg:height="2.4cm" svg:x="7.5cm" svg:y="1.1cm">
          <draw:text-box>
            <text:p text:style-name="P21">1. access data of the current node</text:p>
            <text:p text:style-name="P21">2. traverse the left subtree</text:p>
            <text:p text:style-name="P21">3. traverse the right subtree </text:p>
          </draw:text-box>
        </draw:frame>
      </draw:page>
      <draw:page draw:name="page6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In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line draw:style-name="gr32" draw:text-style-name="P29" draw:layer="layout" svg:x1="2.73cm" svg:y1="4.8cm" svg:x2="3.63cm" svg:y2="6.3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B, C, D, E, F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1.706cm" svg:y1="6.3cm" svg:x2="2.606cm" svg:y2="4.8cm">
          <text:p/>
        </draw:line>
        <draw:frame draw:style-name="gr35" draw:text-style-name="P32" draw:layer="layout" svg:width="10.1cm" svg:height="2.4cm" svg:x="7.5cm" svg:y="1.1cm">
          <draw:text-box>
            <text:p text:style-name="P21"><text:span text:style-name="T12">1. </text:span>traverse the left subtree</text:p>
            <text:p text:style-name="P33"><text:span text:style-name="T12">2. </text:span>access data of the current node</text:p>
            <text:p text:style-name="P21">3. traverse the right subtree </text:p>
          </draw:text-box>
        </draw:frame>
      </draw:page>
      <draw:page draw:name="page7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6" draw:text-style-name="P28" draw:layer="layout" svg:width="3.008cm" svg:height="0.7cm" svg:x="0.216cm" svg:y="0.2cm">
          <text:p text:style-name="P9"><text:span text:style-name="T3">Post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C, B, F, E, D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91cm" svg:x2="2.615cm" svg:y2="5.2cm">
          <text:p/>
        </draw:line>
        <draw:line draw:style-name="gr32" draw:text-style-name="P29" draw:layer="layout" svg:x1="2.602cm" svg:y1="5.2cm" svg:x2="3.593cm" svg:y2="6.491cm">
          <text:p/>
        </draw:line>
        <draw:line draw:style-name="gr32" draw:text-style-name="P29" draw:layer="layout" svg:x1="4.416cm" svg:y1="5.7cm" svg:x2="3.416cm" svg:y2="4cm">
          <text:p/>
        </draw:line>
        <draw:line draw:style-name="gr33" draw:text-style-name="P3" draw:layer="layout" svg:x1="3.434cm" svg:y1="3.691cm" svg:x2="4.043cm" svg:y2="3.3cm">
          <text:p/>
        </draw:line>
        <draw:line draw:style-name="gr32" draw:text-style-name="P29" draw:layer="layout" svg:x1="4.01cm" svg:y1="3.3cm" svg:x2="6.91cm" svg:y2="6.2cm">
          <text:p/>
        </draw:line>
        <draw:line draw:style-name="gr32" draw:text-style-name="P29" draw:layer="layout" svg:x1="7.744cm" svg:y1="5.7cm" svg:x2="6.744cm" svg:y2="4cm">
          <text:p/>
        </draw:line>
        <draw:line draw:style-name="gr32" draw:text-style-name="P29" draw:layer="layout" svg:x1="6.016cm" svg:y1="3.4cm" svg:x2="5.016cm" svg:y2="1.7cm">
          <text:p/>
        </draw:line>
        <draw:frame draw:style-name="gr35" draw:text-style-name="P34" draw:layer="layout" svg:width="10.1cm" svg:height="2.4cm" svg:x="7.5cm" svg:y="1.1cm">
          <draw:text-box>
            <text:p text:style-name="P33"><text:span text:style-name="T12">1. traverse the left subtree</text:span></text:p>
            <text:p text:style-name="P21">2. traverse the right subtree</text:p>
            <text:p text:style-name="P33"><text:span text:style-name="T12">3. </text:span>access data of the current node</text:p>
          </draw:text-box>
        </draw:frame>
      </draw:page>
      <draw:page draw:name="page8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1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2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4</text:span></text:p>
          </draw:text-box>
        </draw:frame>
        <draw:frame draw:style-name="gr30" draw:text-style-name="P27" draw:layer="layout" svg:width="0.704cm" svg:height="0.827cm" svg:x="4.412cm" svg:y="6.203cm">
          <draw:text-box>
            <text:p text:style-name="P21"><text:span text:style-name="T10">5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6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3</text:span></text:p>
          </draw:text-box>
        </draw:frame>
        <draw:custom-shape draw:style-name="gr37" draw:text-style-name="P28" draw:layer="layout" svg:width="2.112cm" svg:height="0.7cm" svg:x="0.216cm" svg:y="0.2cm">
          <text:p text:style-name="P9"><text:span text:style-name="T3">Search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15" draw:text-style-name="P3" draw:layer="layout" svg:x1="6.58cm" svg:y1="2.14cm" svg:x2="5.68cm" svg:y2="3.34cm">
          <text:p/>
        </draw:line>
        <draw:frame draw:style-name="gr25" draw:text-style-name="P22" draw:layer="layout" svg:width="0.832cm" svg:height="0.963cm" svg:x="6.576cm" svg:y="1.1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32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576cm" svg:y="1.1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7.473cm" svg:y1="2.14cm" svg:x2="8.373cm" svg:y2="3.34cm">
          <text:p/>
        </draw:line>
        <draw:frame draw:style-name="gr25" draw:text-style-name="P22" draw:layer="layout" svg:width="0.832cm" svg:height="0.963cm" svg:x="8.24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8.04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8.304cm" svg:y="3.4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9.137cm" svg:y1="4.439cm" svg:x2="10.037cm" svg:y2="5.639cm">
          <text:p/>
        </draw:line>
        <draw:line draw:style-name="gr15" draw:text-style-name="P3" draw:layer="layout" svg:x1="4.98cm" svg:y1="4.439cm" svg:x2="4.08cm" svg:y2="5.639cm">
          <text:p/>
        </draw:line>
        <draw:frame draw:style-name="gr25" draw:text-style-name="P22" draw:layer="layout" svg:width="0.832cm" svg:height="0.963cm" svg:x="4.976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4.72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976cm" svg:y="3.4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5.873cm" svg:y1="4.439cm" svg:x2="6.773cm" svg:y2="5.639cm">
          <text:p/>
        </draw:line>
        <draw:frame draw:style-name="gr25" draw:text-style-name="P22" draw:layer="layout" svg:width="0.832cm" svg:height="0.963cm" svg:x="6.64cm" svg:y="5.7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4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704cm" svg:y="5.7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3.056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312cm" svg:y="5.7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9.6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9.904cm" svg:y="5.739cm">
            <draw:text-box>
              <text:p text:style-name="P21"><text:span text:style-name="T1">F</text:span></text:p>
            </draw:text-box>
          </draw:frame>
        </draw:g>
        <draw:custom-shape draw:style-name="gr38" draw:text-style-name="P28" draw:layer="layout" svg:width="1.984cm" svg:height="0.7cm" svg:x="0.304cm" svg:y="0.299cm">
          <text:p text:style-name="P9"><text:span text:style-name="T3">Delete</text:span></text:p>
          <draw:enhanced-geometry svg:viewBox="0 0 21600 21600" draw:type="rectangle" draw:enhanced-path="M 0 0 L 21600 0 21600 21600 0 21600 0 0 Z N"/>
        </draw:custom-shape>
        <draw:g>
          <draw:line draw:style-name="gr39" draw:text-style-name="P3" draw:layer="layout" svg:x1="11.174cm" svg:y1="5.499cm" svg:x2="9.474cm" svg:y2="7.099cm">
            <text:p/>
          </draw:line>
          <draw:line draw:style-name="gr39" draw:text-style-name="P3" draw:layer="layout" svg:x1="9.474cm" svg:y1="5.499cm" svg:x2="11.174cm" svg:y2="7.099cm">
            <text:p/>
          </draw:line>
        </draw:g>
        <draw:g>
          <draw:line draw:style-name="gr39" draw:text-style-name="P3" draw:layer="layout" svg:x1="9.51cm" svg:y1="3.199cm" svg:x2="7.81cm" svg:y2="4.799cm">
            <text:p/>
          </draw:line>
          <draw:line draw:style-name="gr39" draw:text-style-name="P3" draw:layer="layout" svg:x1="7.81cm" svg:y1="3.199cm" svg:x2="9.51cm" svg:y2="4.799cm">
            <text:p/>
          </draw:line>
        </draw:g>
        <draw:g>
          <draw:line draw:style-name="gr39" draw:text-style-name="P3" draw:layer="layout" svg:x1="6.246cm" svg:y1="3.199cm" svg:x2="4.546cm" svg:y2="4.799cm">
            <text:p/>
          </draw:line>
          <draw:line draw:style-name="gr39" draw:text-style-name="P3" draw:layer="layout" svg:x1="4.546cm" svg:y1="3.199cm" svg:x2="6.246cm" svg:y2="4.799cm">
            <text:p/>
          </draw:line>
        </draw:g>
        <draw:line draw:style-name="gr40" draw:text-style-name="P3" draw:layer="layout" svg:x1="7.601cm" svg:y1="1.499cm" svg:x2="11.701cm" svg:y2="1.499cm">
          <text:p/>
        </draw:line>
        <draw:line draw:style-name="gr15" draw:text-style-name="P3" draw:layer="layout" svg:x1="7.473cm" svg:y1="2.14cm" svg:x2="8.373cm" svg:y2="3.34cm">
          <text:p/>
        </draw:line>
        <draw:g>
          <draw:custom-shape draw:style-name="gr41" draw:text-style-name="P35" draw:layer="layout" svg:width="1.344cm" svg:height="1.267cm" svg:x="11.76cm" svg:y="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12.016cm" svg:y="1cm">
            <draw:text-box>
              <text:p text:style-name="P21"><text:span text:style-name="T13">F</text:span></text:p>
            </draw:text-box>
          </draw:frame>
        </draw:g>
        <draw:custom-shape draw:style-name="gr42" draw:text-style-name="P38" draw:layer="layout" svg:width="0.576cm" svg:height="0.6cm" svg:x="12.848cm" svg:y="0.399cm">
          <text:p text:style-name="P3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9" draw:layer="layout" svg:x1="3.337cm" svg:y1="6.799cm" svg:x2="3.037cm" svg:y2="8.099cm">
          <text:p/>
        </draw:line>
        <draw:line draw:style-name="gr43" draw:text-style-name="P39" draw:layer="layout" svg:x1="4.081cm" svg:y1="6.789cm" svg:x2="4.381cm" svg:y2="8.089cm">
          <text:p/>
        </draw:line>
        <draw:line draw:style-name="gr43" draw:text-style-name="P39" draw:layer="layout" svg:x1="6.729cm" svg:y1="6.799cm" svg:x2="6.429cm" svg:y2="8.099cm">
          <text:p/>
        </draw:line>
        <draw:line draw:style-name="gr43" draw:text-style-name="P39" draw:layer="layout" svg:x1="7.473cm" svg:y1="6.789cm" svg:x2="7.773cm" svg:y2="8.089cm">
          <text:p/>
        </draw:line>
        <draw:g>
          <draw:custom-shape draw:style-name="gr41" draw:text-style-name="P35" draw:layer="layout" svg:width="1.344cm" svg:height="1.267cm" svg:x="7.1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7.408cm" svg:y="8.233cm">
            <draw:text-box>
              <text:p text:style-name="P21"><text:span text:style-name="T13">J</text:span></text:p>
            </draw:text-box>
          </draw:frame>
        </draw:g>
        <draw:g>
          <draw:custom-shape draw:style-name="gr41" draw:text-style-name="P35" draw:layer="layout" svg:width="1.344cm" svg:height="1.267cm" svg:x="5.744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6cm" svg:y="8.233cm">
            <draw:text-box>
              <text:p text:style-name="P21"><text:span text:style-name="T13">I</text:span></text:p>
            </draw:text-box>
          </draw:frame>
        </draw:g>
        <draw:g>
          <draw:custom-shape draw:style-name="gr41" draw:text-style-name="P35" draw:layer="layout" svg:width="1.344cm" svg:height="1.267cm" svg:x="3.76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4.016cm" svg:y="8.233cm">
            <draw:text-box>
              <text:p text:style-name="P21"><text:span text:style-name="T13">H</text:span></text:p>
            </draw:text-box>
          </draw:frame>
        </draw:g>
        <draw:g>
          <draw:custom-shape draw:style-name="gr41" draw:text-style-name="P35" draw:layer="layout" svg:width="1.344cm" svg:height="1.267cm" svg:x="2.3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2.608cm" svg:y="8.233cm">
            <draw:text-box>
              <text:p text:style-name="P21"><text:span text:style-name="T13">G</text:span></text:p>
            </draw:text-box>
          </draw:frame>
        </draw:g>
        <draw:g>
          <draw:line draw:style-name="gr39" draw:text-style-name="P3" draw:layer="layout" svg:x1="3.814cm" svg:y1="7.899cm" svg:x2="2.114cm" svg:y2="9.499cm">
            <text:p/>
          </draw:line>
          <draw:line draw:style-name="gr39" draw:text-style-name="P3" draw:layer="layout" svg:x1="2.114cm" svg:y1="7.899cm" svg:x2="3.814cm" svg:y2="9.499cm">
            <text:p/>
          </draw:line>
        </draw:g>
        <draw:g>
          <draw:custom-shape draw:style-name="gr41" draw:text-style-name="P35" draw:layer="layout" svg:width="1.344cm" svg:height="1.267cm" svg:x="4.528cm" svg:y="1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4.784cm" svg:y="1.933cm">
            <draw:text-box>
              <text:p text:style-name="P21"><text:span text:style-name="T13">C</text:span></text:p>
            </draw:text-box>
          </draw:frame>
        </draw:g>
        <draw:g>
          <draw:custom-shape draw:style-name="gr41" draw:text-style-name="P35" draw:layer="layout" svg:width="1.344cm" svg:height="1.267cm" svg:x="2.92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3.184cm" svg:y="3.033cm">
            <draw:text-box>
              <text:p text:style-name="P21"><text:span text:style-name="T13">G</text:span></text:p>
            </draw:text-box>
          </draw:frame>
        </draw:g>
        <draw:custom-shape draw:style-name="gr42" draw:text-style-name="P38" draw:layer="layout" svg:width="0.576cm" svg:height="0.6cm" svg:x="4.848cm" svg:y="1.099cm">
          <text:p text:style-name="P3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576cm" svg:height="0.6cm" svg:x="2.8cm" svg:y="2.299cm">
          <text:p text:style-name="P37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15" draw:text-style-name="P3" draw:layer="layout" svg:x1="6.58cm" svg:y1="1.84cm" svg:x2="5.68cm" svg:y2="3.04cm">
          <text:p/>
        </draw:line>
        <draw:frame draw:style-name="gr25" draw:text-style-name="P22" draw:layer="layout" svg:width="0.832cm" svg:height="0.963cm" svg:x="6.576cm" svg:y="0.84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6.32cm" svg:y="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473cm" svg:y1="1.84cm" svg:x2="8.373cm" svg:y2="3.04cm">
          <text:p/>
        </draw:line>
        <draw:frame draw:style-name="gr25" draw:text-style-name="P22" draw:layer="layout" svg:width="0.832cm" svg:height="0.963cm" svg:x="8.24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8.04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9.137cm" svg:y1="4.139cm" svg:x2="10.037cm" svg:y2="5.339cm">
          <text:p/>
        </draw:line>
        <draw:line draw:style-name="gr15" draw:text-style-name="P3" draw:layer="layout" svg:x1="4.98cm" svg:y1="4.139cm" svg:x2="4.08cm" svg:y2="5.339cm">
          <text:p/>
        </draw:line>
        <draw:frame draw:style-name="gr25" draw:text-style-name="P22" draw:layer="layout" svg:width="0.832cm" svg:height="0.963cm" svg:x="4.976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4.72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873cm" svg:y1="4.139cm" svg:x2="6.773cm" svg:y2="5.339cm">
          <text:p/>
        </draw:line>
        <draw:custom-shape draw:style-name="gr26" draw:text-style-name="P7" draw:layer="layout" svg:width="1.344cm" svg:height="1.267cm" svg:x="3.056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1.344cm" svg:height="1.267cm" svg:x="9.6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984cm" svg:height="0.7cm" svg:x="0.304cm" svg:y="0.299cm">
          <text:p text:style-name="P9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344cm" svg:height="1.267cm" svg:x="6.4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52cm" svg:y1="6.439cm" svg:x2="2.352cm" svg:y2="7.639cm">
          <text:p/>
        </draw:line>
        <draw:custom-shape draw:style-name="gr26" draw:text-style-name="P7" draw:layer="layout" svg:width="1.344cm" svg:height="1.267cm" svg:x="1.328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layout" svg:x1="8.527cm" svg:y1="4.299cm" svg:x2="8.627cm" svg:y2="5.299cm">
          <text:p/>
        </draw:line>
        <draw:custom-shape draw:style-name="gr41" draw:text-style-name="P7" draw:layer="layout" svg:width="1.344cm" svg:height="1.267cm" svg:x="7.92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1.792cm" svg:height="1.7cm" svg:x="6.128cm" svg:y="0.4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7.792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4.528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2.8cm" svg:y="5.0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1.136cm" svg:y="7.3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576cm" svg:height="0.6cm" svg:x="3.312cm" svg:y="7.999cm">
          <text:p text:style-name="P3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45" draw:text-style-name="P28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16cm" svg:y1="2.14cm" svg:x2="7.716cm" svg:y2="3.34cm">
          <text:p/>
        </draw:line>
        <draw:frame draw:style-name="gr46" draw:text-style-name="P23" draw:layer="layout" svg:width="0.832cm" svg:height="0.963cm" svg:x="8.632cm" svg:y="1.14cm">
          <draw:text-box>
            <text:p text:style-name="P21">a</text:p>
          </draw:text-box>
        </draw:frame>
        <draw:custom-shape draw:style-name="gr47" draw:text-style-name="P7" draw:layer="layout" svg:width="1.344cm" svg:height="1.267cm" svg:x="8.376cm" svg:y="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17cm" svg:y1="2.14cm" svg:x2="10.417cm" svg:y2="3.34cm">
          <text:p/>
        </draw:line>
        <draw:line draw:style-name="gr2" draw:text-style-name="P3" draw:layer="layout" svg:x1="7.017cm" svg:y1="4.439cm" svg:x2="6.717cm" svg:y2="5.899cm">
          <text:p/>
        </draw:line>
        <draw:frame draw:style-name="gr46" draw:text-style-name="P23" draw:layer="layout" svg:width="0.832cm" svg:height="0.963cm" svg:x="7.032cm" svg:y="3.439cm">
          <draw:text-box>
            <text:p text:style-name="P21">a</text:p>
          </draw:text-box>
        </draw:frame>
        <draw:custom-shape draw:style-name="gr47" draw:text-style-name="P7" draw:layer="layout" svg:width="1.344cm" svg:height="1.267cm" svg:x="6.776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6.0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7.54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28cm" svg:y1="2.14cm" svg:x2="2.328cm" svg:y2="3.34cm">
            <text:p/>
          </draw:line>
          <draw:frame draw:style-name="gr46" draw:text-style-name="P23" draw:layer="layout" svg:width="0.832cm" svg:height="0.963cm" svg:x="3.256cm" svg:y="1.14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3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129cm" svg:y1="2.14cm" svg:x2="5.029cm" svg:y2="3.34cm">
            <text:p/>
          </draw:line>
          <draw:frame draw:style-name="gr46" draw:text-style-name="P23" draw:layer="layout" svg:width="0.832cm" svg:height="0.963cm" svg:x="4.92cm" svg:y="3.439cm">
            <draw:text-box>
              <text:p text:style-name="P21"><text:span text:style-name="T1">a</text:span></text:p>
            </draw:text-box>
          </draw:frame>
          <draw:custom-shape draw:style-name="gr49" draw:text-style-name="P7" draw:layer="layout" svg:width="1.28cm" svg:height="1.267cm" svg:x="4.72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23" draw:layer="layout" svg:width="0.832cm" svg:height="0.963cm" svg:x="1.656cm" svg:y="3.439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1.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8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4.096cm" svg:height="0.7cm" svg:x="12.472cm" svg:y="0.099cm">
          <text:p text:style-name="P9"><text:span text:style-name="T3">Nodes in level</text:span>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3.2cm" svg:height="0.7cm" svg:x="17.592cm" svg:y="0.099cm">
          <text:p text:style-name="P9"><text:span text:style-name="T3">Total nod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1.199cm">
          <text:p text:style-name="P9"><text:span text:style-name="T3">2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3.499cm">
          <text:p text:style-name="P9"><text:span text:style-name="T3">2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3.4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5.9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5.999cm">
          <text:p text:style-name="P9"><text:span text:style-name="T3">2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5.999cm">
          <text:p text:style-name="P9"><text:span text:style-name="T3">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18cm" svg:y1="4.439cm" svg:x2="9.918cm" svg:y2="5.899cm">
          <text:p/>
        </draw:line>
        <draw:custom-shape draw:style-name="gr47" draw:text-style-name="P7" draw:layer="layout" svg:width="1.344cm" svg:height="1.267cm" svg:x="9.977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119cm" svg:y1="4.439cm" svg:x2="11.418cm" svg:y2="5.899cm">
          <text:p/>
        </draw:line>
        <draw:custom-shape draw:style-name="gr47" draw:text-style-name="P7" draw:layer="layout" svg:width="1.344cm" svg:height="1.267cm" svg:x="9.2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10.749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4.427cm" svg:x2="8.2cm" svg:y2="5.887cm">
          <text:p/>
        </draw:line>
        <draw:custom-shape draw:style-name="gr53" draw:text-style-name="P28" draw:layer="layout" svg:width="1.6cm" svg:height="0.7cm" svg:x="0.12cm" svg:y="0.099cm">
          <text:p text:style-name="P9"><text:span text:style-name="T3">L</text:span><text:span text:style-name="T3">e</text:span><text:span text:style-name="T3">v</text:span><text:span text:style-name="T3">e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g>
          <draw:custom-shape draw:style-name="gr55" draw:text-style-name="P7" draw:layer="layout" svg:width="1.344cm" svg:height="1.267cm" svg:x="10.3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0.601cm" svg:y="0.592cm">
          <text:p text:style-name="P1">27</text:p>
          <draw:enhanced-geometry svg:viewBox="0 0 21600 21600" draw:type="rectangle" draw:enhanced-path="M 0 0 L 21600 0 21600 21600 0 21600 0 0 Z N"/>
        </draw:custom-shape>
        <draw:g>
          <draw:custom-shape draw:style-name="gr55" draw:text-style-name="P7" draw:layer="layout" svg:width="1.344cm" svg:height="1.267cm" svg:x="4.568cm" svg:y="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4.859cm" svg:y="2.802cm">
          <text:p text:style-name="P1">19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5.787cm" svg:y1="3.522cm" svg:x2="7.616cm" svg:y2="5.432cm">
          <text:p/>
        </draw:line>
        <draw:custom-shape draw:style-name="gr55" draw:text-style-name="P7" draw:layer="layout" svg:width="1.344cm" svg:height="1.267cm" svg:x="0.427cm" svg:y="8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5" draw:text-style-name="P7" draw:layer="layout" svg:width="1.344cm" svg:height="1.267cm" svg:x="1.859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2.15cm" svg:y="5.626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5" draw:text-style-name="P7" draw:layer="layout" svg:width="1.344cm" svg:height="1.267cm" svg:x="3.311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3.602cm" svg:y="8.998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40" draw:layer="layout" svg:width="0.762cm" svg:height="0.762cm" svg:x="0.718cm" svg:y="8.99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344cm" svg:height="1.267cm" svg:x="5.828cm" svg:y="8.738cm">
          <text:p text:style-name="P1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5" draw:text-style-name="P7" draw:layer="layout" svg:width="1.344cm" svg:height="1.267cm" svg:x="7.26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7.551cm" svg:y="5.626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8.316cm" svg:y1="6.532cm" svg:x2="9.416cm" svg:y2="8.732cm">
          <text:p/>
        </draw:line>
        <draw:g>
          <draw:g>
            <draw:custom-shape draw:style-name="gr55" draw:text-style-name="P7" draw:layer="layout" svg:width="1.344cm" svg:height="1.267cm" svg:x="8.712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9.003cm" svg:y="8.998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7" draw:layer="layout" svg:width="1.344cm" svg:height="1.267cm" svg:x="15.979cm" svg:y="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6.27cm" svg:y="2.802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1.344cm" svg:height="1.267cm" svg:x="11.838cm" svg:y="8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5" draw:text-style-name="P7" draw:layer="layout" svg:width="1.344cm" svg:height="1.267cm" svg:x="13.27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13.561cm" svg:y="5.626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5" draw:text-style-name="P7" draw:layer="layout" svg:width="1.344cm" svg:height="1.267cm" svg:x="14.722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15.013cm" svg:y="8.998cm">
            <text:p text:style-name="P1"><text:span text:style-name="T1">49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40" draw:layer="layout" svg:width="0.762cm" svg:height="0.762cm" svg:x="12.129cm" svg:y="8.998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344cm" svg:height="1.267cm" svg:x="17.239cm" svg:y="8.738cm">
          <text:p text:style-name="P1">6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5" draw:text-style-name="P7" draw:layer="layout" svg:width="1.344cm" svg:height="1.267cm" svg:x="18.671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40" draw:layer="layout" svg:width="0.762cm" svg:height="0.762cm" svg:x="18.962cm" svg:y="5.626cm">
            <text:p text:style-name="P1"><text:span text:style-name="T1">7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5" draw:text-style-name="P7" draw:layer="layout" svg:width="1.344cm" svg:height="1.267cm" svg:x="20.123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40" draw:layer="layout" svg:width="0.762cm" svg:height="0.762cm" svg:x="20.414cm" svg:y="8.998cm">
            <text:p text:style-name="P1"><text:span text:style-name="T1">99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11.525cm" svg:y1="1.336cm" svg:x2="16.116cm" svg:y2="2.832cm">
          <text:p/>
        </draw:line>
        <draw:line draw:style-name="gr15" draw:text-style-name="P3" draw:layer="layout" svg:x1="10.424cm" svg:y1="1.325cm" svg:x2="5.833cm" svg:y2="2.821cm">
          <text:p/>
        </draw:line>
        <draw:line draw:style-name="gr15" draw:text-style-name="P3" draw:layer="layout" svg:x1="4.665cm" svg:y1="3.509cm" svg:x2="2.836cm" svg:y2="5.419cm">
          <text:p/>
        </draw:line>
        <draw:line draw:style-name="gr15" draw:text-style-name="P3" draw:layer="layout" svg:x1="17.217cm" svg:y1="3.509cm" svg:x2="19.046cm" svg:y2="5.419cm">
          <text:p/>
        </draw:line>
        <draw:line draw:style-name="gr15" draw:text-style-name="P3" draw:layer="layout" svg:x1="16.095cm" svg:y1="3.496cm" svg:x2="14.266cm" svg:y2="5.406cm">
          <text:p/>
        </draw:line>
        <draw:line draw:style-name="gr15" draw:text-style-name="P3" draw:layer="layout" svg:x1="7.542cm" svg:y1="6.519cm" svg:x2="6.442cm" svg:y2="8.719cm">
          <text:p/>
        </draw:line>
        <draw:line draw:style-name="gr15" draw:text-style-name="P3" draw:layer="layout" svg:x1="2.932cm" svg:y1="6.519cm" svg:x2="4.032cm" svg:y2="8.719cm">
          <text:p/>
        </draw:line>
        <draw:line draw:style-name="gr15" draw:text-style-name="P3" draw:layer="layout" svg:x1="2.158cm" svg:y1="6.506cm" svg:x2="1.058cm" svg:y2="8.706cm">
          <text:p/>
        </draw:line>
        <draw:line draw:style-name="gr15" draw:text-style-name="P3" draw:layer="layout" svg:x1="19.695cm" svg:y1="6.519cm" svg:x2="20.795cm" svg:y2="8.719cm">
          <text:p/>
        </draw:line>
        <draw:line draw:style-name="gr15" draw:text-style-name="P3" draw:layer="layout" svg:x1="18.921cm" svg:y1="6.506cm" svg:x2="17.821cm" svg:y2="8.706cm">
          <text:p/>
        </draw:line>
        <draw:line draw:style-name="gr15" draw:text-style-name="P3" draw:layer="layout" svg:x1="14.311cm" svg:y1="6.506cm" svg:x2="15.411cm" svg:y2="8.706cm">
          <text:p/>
        </draw:line>
        <draw:line draw:style-name="gr15" draw:text-style-name="P3" draw:layer="layout" svg:x1="13.537cm" svg:y1="6.493cm" svg:x2="12.437cm" svg:y2="8.693cm">
          <text:p/>
        </draw:line>
        <draw:custom-shape draw:style-name="gr59" draw:text-style-name="P42" draw:layer="layout" svg:width="17.6cm" svg:height="0.9cm" svg:x="0.1cm" svg:y="14cm">
          <text:p text:style-name="P41">BFS: [27, 19, 60, 11, 24, 41, 71, 3, 14, 21, 25, 31, 49, 61, 99]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21.482cm" svg:height="0.635cm" svg:x="0.1cm" svg:y="11cm">
          <text:p text:style-name="P41">Pre-order traversal: [27, 19, 11, 3, 14, 24, 21, 25, 60, 41, 31, 49, 71, 61, 9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2" draw:layer="layout" svg:width="20.951cm" svg:height="0.635cm" svg:x="0.1cm" svg:y="11.865cm">
          <text:p text:style-name="P41">In-order traversal: [3, 11, 14, 19, 21, 24, 25, 27, 31, 41, 49, 60, 61, 71, 9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2" draw:layer="layout" svg:width="21.641cm" svg:height="0.635cm" svg:x="0.1cm" svg:y="12.765cm">
          <text:p text:style-name="P41">Post-order traversal: [3, 14, 11, 21, 25, 24, 19, 31, 49, 41, 61, 99, 71, 60, 27]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3" draw:text-style-name="P24" draw:layer="layout" svg:width="21.669cm" svg:height="2.8cm" svg:x="0.13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64" draw:text-style-name="P32" draw:layer="layout" svg:width="1.8cm" svg:height="0.962cm" svg:x="0.232cm" svg:y="10.1cm">
              <draw:text-box>
                <text:p text:style-name="P21"><text:span text:style-name="T1">DFS</text:span></text:p>
              </draw:text-box>
            </draw:frame>
            <draw:custom-shape draw:style-name="gr65" draw:text-style-name="P24" draw:layer="layout" svg:width="2cm" svg:height="0.7cm" svg:x="0.132cm" svg:y="10.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3" draw:style-name="dp1" draw:master-page-name="Default">
        <draw:g>
          <draw:line draw:style-name="gr15" draw:text-style-name="P3" draw:layer="layout" svg:x1="3.533cm" svg:y1="1.736cm" svg:x2="2.633cm" svg:y2="2.936cm">
            <text:p/>
          </draw:line>
          <draw:line draw:style-name="gr15" draw:text-style-name="P3" draw:layer="layout" svg:x1="5.993cm" svg:y1="4.035cm" svg:x2="6.893cm" svg:y2="5.235cm">
            <text:p/>
          </draw:line>
          <draw:line draw:style-name="gr15" draw:text-style-name="P3" draw:layer="layout" svg:x1="1.933cm" svg:y1="4.035cm" svg:x2="1.033cm" svg:y2="5.235cm">
            <text:p/>
          </draw:line>
          <draw:g>
            <draw:custom-shape draw:style-name="gr57" draw:text-style-name="P2" draw:layer="layout" svg:width="1.344cm" svg:height="1.267cm" svg:x="3.32cm" svg:y="0.608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7" draw:text-style-name="P2" draw:layer="layout" svg:width="1.344cm" svg:height="1.267cm" svg:x="1.721cm" svg:y="2.908cm">
              <text:p text:style-name="P1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7" draw:text-style-name="P2" draw:layer="layout" svg:width="1.344cm" svg:height="1.267cm" svg:x="4.876cm" svg:y="2.908cm">
              <text:p text:style-name="P1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4" draw:text-style-name="P43" draw:layer="layout" svg:width="1.675cm" svg:height="0.962cm" svg:x="4.589cm" svg:y="-0.192cm">
              <draw:text-box>
                <text:p text:style-name="P21"><text:span text:style-name="T16">5&lt;7</text:span></text:p>
              </draw:text-box>
            </draw:frame>
            <draw:frame draw:style-name="gr64" draw:text-style-name="P43" draw:layer="layout" svg:width="1.675cm" svg:height="0.962cm" svg:x="5.69cm" svg:y="1.808cm">
              <draw:text-box>
                <text:p text:style-name="P21"><text:span text:style-name="T16">8&gt;7</text:span></text:p>
              </draw:text-box>
            </draw:frame>
            <draw:frame draw:style-name="gr64" draw:text-style-name="P43" draw:layer="layout" svg:width="1.675cm" svg:height="0.962cm" svg:x="2.464cm" svg:y="4.146cm">
              <draw:text-box>
                <text:p text:style-name="P21"><text:span text:style-name="T16">7=7</text:span></text:p>
              </draw:text-box>
            </draw:frame>
          </draw:g>
          <draw:line draw:style-name="gr15" draw:text-style-name="P3" draw:layer="layout" svg:x1="4.464cm" svg:y1="1.708cm" svg:x2="5.364cm" svg:y2="2.908cm">
            <text:p/>
          </draw:line>
          <draw:g>
            <draw:custom-shape draw:style-name="gr57" draw:text-style-name="P2" draw:layer="layout" svg:width="1.344cm" svg:height="1.267cm" svg:x="0.1cm" svg:y="5.205cm">
              <text:p text:style-name="P1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5.115cm" svg:y1="4.037cm" svg:x2="4.215cm" svg:y2="5.237cm">
            <text:p/>
          </draw:line>
          <draw:g>
            <draw:custom-shape draw:style-name="gr57" draw:text-style-name="P2" draw:layer="layout" svg:width="1.344cm" svg:height="1.267cm" svg:x="3.301cm" svg:y="5.205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7" draw:text-style-name="P2" draw:layer="layout" svg:width="1.344cm" svg:height="1.267cm" svg:x="6.402cm" svg:y="5.205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6" draw:text-style-name="P3" draw:layer="layout" svg:x1="4.864cm" svg:y1="1.308cm" svg:x2="5.764cm" svg:y2="2.508cm">
            <text:p/>
          </draw:line>
          <draw:line draw:style-name="gr66" draw:text-style-name="P3" draw:layer="layout" svg:x1="4.764cm" svg:y1="3.808cm" svg:x2="3.864cm" svg:y2="5.008cm">
            <text:p/>
          </draw:line>
        </draw:g>
      </draw:page>
      <draw:page draw:name="page14" draw:style-name="dp1" draw:master-page-name="Default">
        <draw:g>
          <draw:line draw:style-name="gr15" draw:text-style-name="P3" draw:layer="layout" svg:x1="7.941cm" svg:y1="4.049cm" svg:x2="8.841cm" svg:y2="5.249cm">
            <text:p/>
          </draw:line>
          <draw:g>
            <draw:custom-shape draw:style-name="gr57" draw:text-style-name="P2" draw:layer="layout" svg:width="1.344cm" svg:height="1.267cm" svg:x="4.268cm" svg:y="0.622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2" draw:layer="layout" svg:width="1.344cm" svg:height="1.267cm" svg:x="6.824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43" draw:layer="layout" svg:width="1.675cm" svg:height="0.962cm" svg:x="3.337cm" svg:y="-0.178cm">
            <draw:text-box>
              <text:p text:style-name="P21"><text:span text:style-name="T16">4&lt;5</text:span></text:p>
            </draw:text-box>
          </draw:frame>
          <draw:frame draw:style-name="gr64" draw:text-style-name="P43" draw:layer="layout" svg:width="1.675cm" svg:height="0.962cm" svg:x="0.812cm" svg:y="2.06cm">
            <draw:text-box>
              <text:p text:style-name="P21"><text:span text:style-name="T16">3&lt;4</text:span></text:p>
            </draw:text-box>
          </draw:frame>
          <draw:line draw:style-name="gr15" draw:text-style-name="P3" draw:layer="layout" svg:x1="5.412cm" svg:y1="1.722cm" svg:x2="7.147cm" svg:y2="3cm">
            <text:p/>
          </draw:line>
          <draw:line draw:style-name="gr15" draw:text-style-name="P3" draw:layer="layout" svg:x1="7.063cm" svg:y1="4.051cm" svg:x2="6.163cm" svg:y2="5.251cm">
            <text:p/>
          </draw:line>
          <draw:g>
            <draw:custom-shape draw:style-name="gr57" draw:text-style-name="P2" draw:layer="layout" svg:width="1.344cm" svg:height="1.267cm" svg:x="5.249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7" draw:text-style-name="P2" draw:layer="layout" svg:width="1.344cm" svg:height="1.267cm" svg:x="8.35cm" svg:y="5.219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6" draw:text-style-name="P3" draw:layer="layout" svg:x1="2.842cm" svg:y1="4.049cm" svg:x2="3.742cm" svg:y2="5.249cm">
            <text:p/>
          </draw:line>
          <draw:custom-shape draw:style-name="gr57" draw:text-style-name="P2" draw:layer="layout" svg:width="1.344cm" svg:height="1.267cm" svg:x="1.725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.964cm" svg:y1="4.051cm" svg:x2="1.064cm" svg:y2="5.251cm">
            <text:p/>
          </draw:line>
          <draw:g>
            <draw:custom-shape draw:style-name="gr57" draw:text-style-name="P2" draw:layer="layout" svg:width="1.344cm" svg:height="1.267cm" svg:x="0.15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7" draw:text-style-name="P45" draw:layer="layout" svg:width="1.344cm" svg:height="1.267cm" svg:x="3.251cm" svg:y="5.219cm">
              <text:p text:style-name="P44"><text:span text:style-name="T16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4.482cm" svg:y1="1.72cm" svg:x2="2.747cm" svg:y2="2.998cm">
            <text:p/>
          </draw:line>
        </draw:g>
      </draw:page>
      <draw:page draw:name="page15" draw:style-name="dp1" draw:master-page-name="Default">
        <draw:line draw:style-name="gr15" draw:text-style-name="P3" draw:layer="layout" svg:x1="2.794cm" svg:y1="3.549cm" svg:x2="3.694cm" svg:y2="4.749cm">
          <text:p/>
        </draw:line>
        <draw:g>
          <draw:custom-shape draw:style-name="gr57" draw:text-style-name="P2" draw:layer="layout" svg:width="1.344cm" svg:height="1.267cm" svg:x="0.121cm" svg:y="0.122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2" draw:layer="layout" svg:width="1.344cm" svg:height="1.267cm" svg:x="1.677cm" svg:y="2.42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265cm" svg:y1="1.222cm" svg:x2="2.165cm" svg:y2="2.422cm">
          <text:p/>
        </draw:line>
        <draw:g>
          <draw:custom-shape draw:style-name="gr57" draw:text-style-name="P2" draw:layer="layout" svg:width="1.344cm" svg:height="1.267cm" svg:x="3.203cm" svg:y="4.719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4.395cm" svg:y1="5.75cm" svg:x2="5.295cm" svg:y2="6.95cm">
          <text:p/>
        </draw:line>
        <draw:g>
          <draw:custom-shape draw:style-name="gr57" draw:text-style-name="P2" draw:layer="layout" svg:width="1.344cm" svg:height="1.267cm" svg:x="4.804cm" svg:y="6.92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draw:line draw:style-name="gr15" draw:text-style-name="P3" draw:layer="layout" svg:x1="3.569cm" svg:y1="1.227cm" svg:x2="2.669cm" svg:y2="2.427cm">
          <text:p/>
        </draw:line>
        <draw:line draw:style-name="gr15" draw:text-style-name="P3" draw:layer="layout" svg:x1="4.462cm" svg:y1="1.227cm" svg:x2="5.362cm" svg:y2="2.427cm">
          <text:p/>
        </draw:line>
        <draw:g>
          <draw:custom-shape draw:style-name="gr57" draw:text-style-name="P2" draw:layer="layout" svg:width="1.344cm" svg:height="1.267cm" svg:x="3.3cm" svg:y="0.133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1.701cm" svg:y="2.3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4.98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.97cm" svg:y1="3.514cm" svg:x2="1.07cm" svg:y2="4.714cm">
          <text:p/>
        </draw:line>
        <draw:line draw:style-name="gr15" draw:text-style-name="P3" draw:layer="layout" svg:x1="2.8cm" svg:y1="3.514cm" svg:x2="3.7cm" svg:y2="4.714cm">
          <text:p/>
        </draw:line>
        <draw:g>
          <draw:custom-shape draw:style-name="gr57" draw:text-style-name="P2" draw:layer="layout" svg:width="1.344cm" svg:height="1.267cm" svg:x="3.281cm" svg:y="4.69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0.182cm" svg:y="4.6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0.67cm" svg:y1="1.227cm" svg:x2="9.77cm" svg:y2="2.427cm">
          <text:p/>
        </draw:line>
        <draw:line draw:style-name="gr15" draw:text-style-name="P3" draw:layer="layout" svg:x1="11.563cm" svg:y1="1.227cm" svg:x2="12.463cm" svg:y2="2.427cm">
          <text:p/>
        </draw:line>
        <draw:g>
          <draw:custom-shape draw:style-name="gr57" draw:text-style-name="P2" draw:layer="layout" svg:width="1.344cm" svg:height="1.267cm" svg:x="10.401cm" svg:y="0.133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8.802cm" svg:y="2.3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12.081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9.071cm" svg:y1="3.514cm" svg:x2="8.171cm" svg:y2="4.714cm">
          <text:p/>
        </draw:line>
        <draw:line draw:style-name="gr15" draw:text-style-name="P3" draw:layer="layout" svg:x1="9.901cm" svg:y1="3.514cm" svg:x2="10.801cm" svg:y2="4.714cm">
          <text:p/>
        </draw:line>
        <draw:g>
          <draw:custom-shape draw:style-name="gr57" draw:text-style-name="P2" draw:layer="layout" svg:width="1.344cm" svg:height="1.267cm" svg:x="10.382cm" svg:y="4.69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2" draw:layer="layout" svg:width="1.344cm" svg:height="1.267cm" svg:x="7.283cm" svg:y="4.6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10" draw:layer="layout" svg:width="0.896cm" svg:height="0.9cm" svg:x="1.904cm" svg:y="5.88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0.896cm" svg:height="0.9cm" svg:x="9.104cm" svg:y="5.88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line draw:style-name="gr69" draw:text-style-name="P3" draw:layer="layout" svg:x1="7.942cm" svg:y1="4.063cm" svg:x2="8.842cm" svg:y2="5.263cm">
          <text:p/>
        </draw:line>
        <draw:g>
          <draw:custom-shape draw:style-name="gr57" draw:text-style-name="P2" draw:layer="layout" svg:width="1.344cm" svg:height="1.267cm" svg:x="4.269cm" svg:y="0.636cm">
            <text:p text:style-name="P1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0" draw:text-style-name="P2" draw:layer="layout" svg:width="1.344cm" svg:height="1.267cm" svg:x="6.825cm" svg:y="2.936cm">
          <text:p text:style-name="P1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3" draw:layer="layout" svg:width="3.94cm" svg:height="0.973cm" svg:x="9.6cm" svg:y="2.627cm">
          <draw:text-box>
            <text:p text:style-name="P21"><text:span text:style-name="T17">20&lt;21 swap</text:span></text:p>
          </draw:text-box>
        </draw:frame>
        <draw:line draw:style-name="gr72" draw:text-style-name="P3" draw:layer="layout" svg:x1="5.413cm" svg:y1="1.736cm" svg:x2="7.148cm" svg:y2="3.014cm">
          <text:p/>
        </draw:line>
        <draw:line draw:style-name="gr15" draw:text-style-name="P3" draw:layer="layout" svg:x1="7.064cm" svg:y1="4.065cm" svg:x2="6.164cm" svg:y2="5.265cm">
          <text:p/>
        </draw:line>
        <draw:g>
          <draw:custom-shape draw:style-name="gr57" draw:text-style-name="P2" draw:layer="layout" svg:width="1.344cm" svg:height="1.267cm" svg:x="5.25cm" svg:y="5.233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2" draw:layer="layout" svg:width="1.344cm" svg:height="1.267cm" svg:x="8.351cm" svg:y="5.233cm">
            <text:p text:style-name="P1"><text:span text:style-name="T1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4" draw:text-style-name="P3" draw:layer="layout" svg:x1="2.843cm" svg:y1="4.063cm" svg:x2="3.743cm" svg:y2="5.263cm">
          <text:p/>
        </draw:line>
        <draw:custom-shape draw:style-name="gr57" draw:text-style-name="P2" draw:layer="layout" svg:width="1.344cm" svg:height="1.267cm" svg:x="1.726cm" svg:y="2.936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965cm" svg:y1="4.065cm" svg:x2="1.065cm" svg:y2="5.265cm">
          <text:p/>
        </draw:line>
        <draw:g>
          <draw:custom-shape draw:style-name="gr57" draw:text-style-name="P2" draw:layer="layout" svg:width="1.344cm" svg:height="1.267cm" svg:x="0.151cm" svg:y="5.233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5" draw:text-style-name="P47" draw:layer="layout" svg:width="1.344cm" svg:height="1.267cm" svg:x="3.252cm" svg:y="5.233cm">
            <text:p text:style-name="P46"><text:span text:style-name="T1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4.483cm" svg:y1="1.734cm" svg:x2="2.748cm" svg:y2="3.012cm">
          <text:p/>
        </draw:line>
        <draw:line draw:style-name="gr74" draw:text-style-name="P3" draw:layer="layout" svg:x1="9.443cm" svg:y1="4.063cm" svg:x2="10.343cm" svg:y2="5.263cm">
          <text:p/>
        </draw:line>
        <draw:custom-shape draw:style-name="gr57" draw:text-style-name="P2" draw:layer="layout" svg:width="1.344cm" svg:height="1.267cm" svg:x="8.326cm" svg:y="2.936cm">
          <text:p text:style-name="P1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6" draw:text-style-name="P2" draw:layer="layout" svg:width="1.344cm" svg:height="1.267cm" svg:x="9.852cm" svg:y="5.233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7" draw:text-style-name="P43" draw:layer="layout" svg:width="4.9cm" svg:height="0.972cm" svg:x="6.6cm" svg:y="0.928cm">
          <draw:text-box>
            <text:p text:style-name="P21"><text:span text:style-name="T17">30&gt;21 no swap</text:span></text:p>
          </draw:text-box>
        </draw:frame>
        <draw:line draw:style-name="gr15" draw:text-style-name="P3" draw:layer="layout" svg:x1="5.4cm" svg:y1="1.723cm" svg:x2="8.7cm" svg:y2="3cm">
          <text:p/>
        </draw:line>
      </draw:page>
      <draw:page draw:name="page18" draw:style-name="dp1" draw:master-page-name="Default">
        <draw:g>
          <draw:g>
            <draw:custom-shape draw:style-name="gr55" draw:text-style-name="P7" draw:layer="layout" svg:width="1.344cm" svg:height="1.267cm" svg:x="5.711cm" svg:y="1.1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6.002cm" svg:y="1.39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5" draw:text-style-name="P7" draw:layer="layout" svg:width="1.344cm" svg:height="1.267cm" svg:x="3.569cm" svg:y="3.1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3.86cm" svg:y="3.402cm">
              <text:p text:style-name="P1"><text:span text:style-name="T1">17</text:span></text:p>
              <draw:enhanced-geometry svg:viewBox="0 0 21600 21600" draw:type="rectangle" draw:enhanced-path="M 0 0 L 21600 0 21600 21600 0 21600 0 0 Z N"/>
            </draw:custom-shape>
            <draw:custom-shape draw:style-name="gr55" draw:text-style-name="P7" draw:layer="layout" svg:width="1.344cm" svg:height="1.267cm" svg:x="1.33cm" svg:y="8.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55" draw:text-style-name="P7" draw:layer="layout" svg:width="1.344cm" svg:height="1.267cm" svg:x="2.36cm" svg:y="5.5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6" draw:text-style-name="P40" draw:layer="layout" svg:width="0.762cm" svg:height="0.762cm" svg:x="2.651cm" svg:y="5.826cm">
                <text:p text:style-name="P1"><text:span text:style-name="T1">1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55" draw:text-style-name="P7" draw:layer="layout" svg:width="1.344cm" svg:height="1.267cm" svg:x="3.414cm" svg:y="8.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6" draw:text-style-name="P40" draw:layer="layout" svg:width="0.762cm" svg:height="0.762cm" svg:x="3.705cm" svg:y="8.34cm">
                <text:p text:style-name="P1"><text:span text:style-name="T1">1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56" draw:text-style-name="P40" draw:layer="layout" svg:width="0.762cm" svg:height="0.762cm" svg:x="1.621cm" svg:y="8.34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55" draw:text-style-name="P7" draw:layer="layout" svg:width="1.344cm" svg:height="1.267cm" svg:x="4.761cm" svg:y="5.5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6" draw:text-style-name="P40" draw:layer="layout" svg:width="0.762cm" svg:height="0.762cm" svg:x="5.052cm" svg:y="5.826cm">
                <text:p text:style-name="P1"><text:span text:style-name="T1">7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5" draw:text-style-name="P3" draw:layer="layout" svg:x1="4.614cm" svg:y1="4.287cm" svg:x2="5.2cm" svg:y2="5.6cm">
              <text:p/>
            </draw:line>
            <draw:line draw:style-name="gr15" draw:text-style-name="P3" draw:layer="layout" svg:x1="3.887cm" svg:y1="4.29cm" svg:x2="3.301cm" svg:y2="5.603cm">
              <text:p/>
            </draw:line>
            <draw:line draw:style-name="gr15" draw:text-style-name="P3" draw:layer="layout" svg:x1="3.36cm" svg:y1="6.76cm" svg:x2="3.946cm" svg:y2="8.073cm">
              <text:p/>
            </draw:line>
            <draw:line draw:style-name="gr15" draw:text-style-name="P3" draw:layer="layout" svg:x1="2.688cm" svg:y1="6.76cm" svg:x2="2.102cm" svg:y2="8.073cm">
              <text:p/>
            </draw:line>
          </draw:g>
          <draw:g>
            <draw:custom-shape draw:style-name="gr55" draw:text-style-name="P7" draw:layer="layout" svg:width="1.344cm" svg:height="1.267cm" svg:x="7.78cm" svg:y="3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8.071cm" svg:y="3.402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5" draw:text-style-name="P7" draw:layer="layout" svg:width="1.344cm" svg:height="1.267cm" svg:x="6.556cm" svg:y="5.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6.847cm" svg:y="5.8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5" draw:text-style-name="P7" draw:layer="layout" svg:width="1.344cm" svg:height="1.267cm" svg:x="8.92cm" svg:y="5.60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8" draw:text-style-name="P40" draw:layer="layout" svg:width="0.762cm" svg:height="0.762cm" svg:x="9.211cm" svg:y="5.86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</draw:g>
          <draw:line draw:style-name="gr15" draw:text-style-name="P3" draw:layer="layout" svg:x1="8.815cm" svg:y1="4.29cm" svg:x2="9.401cm" svg:y2="5.603cm">
            <text:p/>
          </draw:line>
          <draw:line draw:style-name="gr15" draw:text-style-name="P3" draw:layer="layout" svg:x1="8.088cm" svg:y1="4.293cm" svg:x2="7.502cm" svg:y2="5.606cm">
            <text:p/>
          </draw:line>
          <draw:line draw:style-name="gr15" draw:text-style-name="P3" draw:layer="layout" svg:x1="5.75cm" svg:y1="2cm" svg:x2="4.6cm" svg:y2="3.2cm">
            <text:p/>
          </draw:line>
          <draw:line draw:style-name="gr15" draw:text-style-name="P3" draw:layer="layout" svg:x1="7.014cm" svg:y1="1.987cm" svg:x2="8.164cm" svg:y2="3.187cm">
            <text:p/>
          </draw:line>
        </draw:g>
        <draw:custom-shape draw:style-name="gr53" draw:text-style-name="P28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3.2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5.6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0.704cm" svg:height="0.8cm" svg:x="0.248cm" svg:y="8.2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78" draw:text-style-name="P2" draw:layer="layout" svg:width="1.17cm" svg:height="1.1cm" svg:x="2.961cm" svg:y="10.4cm">
            <text:p text:style-name="P1"><text:span text:style-name="T1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" draw:layer="layout" svg:width="1.139cm" svg:height="1.1cm" svg:x="4.131cm" svg:y="10.4cm">
            <text:p text:style-name="P1"><text:span text:style-name="T1">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" draw:layer="layout" svg:width="1.152cm" svg:height="1.1cm" svg:x="5.27cm" svg:y="10.4cm">
            <text:p text:style-name="P1"><text:span text:style-name="T1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6.422cm" svg:y="10.4cm">
            <text:p text:style-name="P1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" draw:layer="layout" svg:width="1.161cm" svg:height="1.1cm" svg:x="7.592cm" svg:y="10.4cm">
            <text:p text:style-name="P1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" draw:layer="layout" svg:width="1.138cm" svg:height="1.1cm" svg:x="8.753cm" svg:y="10.4cm">
            <text:p text:style-name="P1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9.891cm" svg:y="10.4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" draw:layer="layout" svg:width="1.138cm" svg:height="1.1cm" svg:x="11.053cm" svg:y="10.4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1.17cm" svg:height="1.1cm" svg:x="12.191cm" svg:y="10.4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48" draw:layer="layout" svg:width="1.6cm" svg:height="0.7cm" svg:x="0.12cm" svg:y="11.899cm">
          <text:p text:style-name="P13"><text:span text:style-name="T5">Level</text:span></text:p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0.3cm" svg:height="1.14cm" draw:transform="rotate (1.5707963267949) translate (2.97cm 11.85cm)">
          <text:p/>
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8" draw:layer="layout" svg:width="0.7cm" svg:height="0.7cm" svg:x="3.18cm" svg:y="11.899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24" draw:layer="layout" svg:width="0.3cm" svg:height="2.229cm" draw:transform="rotate (1.5707963267949) translate (4.171cm 11.85cm)">
          <text:p/>
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8" draw:layer="layout" svg:width="0.7cm" svg:height="0.7cm" svg:x="4.93cm" svg:y="11.899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86" draw:text-style-name="P24" draw:layer="layout" svg:width="0.3cm" svg:height="4.55cm" draw:transform="rotate (1.5707963267949) translate (6.471cm 11.85cm)">
          <text:p/>
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8" draw:layer="layout" svg:width="0.7cm" svg:height="0.7cm" svg:x="8.4cm" svg:y="11.899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87" draw:text-style-name="P24" draw:layer="layout" svg:width="0.3cm" svg:height="4.56cm" draw:transform="rotate (1.5707963267949) translate (11.09cm 11.85cm)">
          <text:p/>
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48" draw:layer="layout" svg:width="0.7cm" svg:height="0.7cm" svg:x="13.01cm" svg:y="11.899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>
          <draw:g>
            <draw:custom-shape draw:style-name="gr55" draw:text-style-name="P7" draw:layer="layout" svg:width="1.344cm" svg:height="1.267cm" svg:x="3.65cm" svg:y="1.9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3.941cm" svg:y="2.192cm">
            <text:p text:style-name="P1"><text:span text:style-name="T1">5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custom-shape draw:style-name="gr55" draw:text-style-name="P7" draw:layer="layout" svg:width="1.344cm" svg:height="1.267cm" svg:x="1.508cm" svg:y="3.9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1.799cm" svg:y="4.202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5" draw:text-style-name="P7" draw:layer="layout" svg:width="1.344cm" svg:height="1.267cm" svg:x="0.299cm" svg:y="6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0.59cm" svg:y="6.626cm">
              <text:p text:style-name="P1"><text:span text:style-name="T1">9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5" draw:text-style-name="P7" draw:layer="layout" svg:width="1.344cm" svg:height="1.267cm" svg:x="1.353cm" svg:y="8.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1.644cm" svg:y="9.07cm">
              <text:p text:style-name="P1"><text:span text:style-name="T1">14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5" draw:text-style-name="P7" draw:layer="layout" svg:width="1.344cm" svg:height="1.267cm" svg:x="4cm" svg:y="6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4.291cm" svg:y="6.626cm">
              <text:p text:style-name="P1"><text:span text:style-name="T1">2</text:span><text:span text:style-name="T1">3</text:span></text:p>
              <draw:enhanced-geometry svg:viewBox="0 0 21600 21600" draw:type="rectangle" draw:enhanced-path="M 0 0 L 21600 0 21600 21600 0 21600 0 0 Z N"/>
            </draw:custom-shape>
          </draw:g>
          <draw:line draw:style-name="gr15" draw:text-style-name="P3" draw:layer="layout" svg:x1="2.553cm" svg:y1="5.087cm" svg:x2="4.438cm" svg:y2="6.4cm">
            <text:p/>
          </draw:line>
          <draw:line draw:style-name="gr15" draw:text-style-name="P3" draw:layer="layout" svg:x1="1.826cm" svg:y1="5.09cm" svg:x2="1.24cm" svg:y2="6.403cm">
            <text:p/>
          </draw:line>
          <draw:line draw:style-name="gr15" draw:text-style-name="P3" draw:layer="layout" svg:x1="1.299cm" svg:y1="7.56cm" svg:x2="1.938cm" svg:y2="8.8cm">
            <text:p/>
          </draw:line>
          <draw:g>
            <draw:custom-shape draw:style-name="gr55" draw:text-style-name="P7" draw:layer="layout" svg:width="1.344cm" svg:height="1.267cm" svg:x="5.719cm" svg:y="3.9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6.01cm" svg:y="4.202cm">
            <text:p text:style-name="P1"><text:span text:style-name="T1">76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5" draw:text-style-name="P7" draw:layer="layout" svg:width="1.344cm" svg:height="1.267cm" svg:x="6.859cm" svg:y="6.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8" draw:text-style-name="P40" draw:layer="layout" svg:width="0.762cm" svg:height="0.762cm" svg:x="7.15cm" svg:y="6.63cm">
              <text:p text:style-name="P1"><text:span text:style-name="T1">5</text:span><text:span text:style-name="T1">4</text:span></text:p>
              <draw:enhanced-geometry svg:viewBox="0 0 21600 21600" draw:type="rectangle" draw:enhanced-path="M 0 0 L 21600 0 21600 21600 0 21600 0 0 Z N"/>
            </draw:custom-shape>
          </draw:g>
          <draw:line draw:style-name="gr15" draw:text-style-name="P3" draw:layer="layout" svg:x1="6.754cm" svg:y1="5.09cm" svg:x2="7.34cm" svg:y2="6.403cm">
            <text:p/>
          </draw:line>
          <draw:line draw:style-name="gr15" draw:text-style-name="P3" draw:layer="layout" svg:x1="3.689cm" svg:y1="2.8cm" svg:x2="2.539cm" svg:y2="4cm">
            <text:p/>
          </draw:line>
          <draw:line draw:style-name="gr15" draw:text-style-name="P3" draw:layer="layout" svg:x1="4.953cm" svg:y1="2.787cm" svg:x2="6.103cm" svg:y2="3.987cm">
            <text:p/>
          </draw:line>
          <draw:g>
            <draw:g>
              <draw:custom-shape draw:style-name="gr55" draw:text-style-name="P7" draw:layer="layout" svg:width="1.344cm" svg:height="1.267cm" svg:x="0.1cm" svg:y="11.2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0.391cm" svg:y="11.49cm">
              <text:p text:style-name="P1"><text:span text:style-name="T1">1</text:span><text:span text:style-name="T1">2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5" draw:text-style-name="P3" draw:layer="layout" svg:x1="1.538cm" svg:y1="9.9cm" svg:x2="0.912cm" svg:y2="11.213cm">
            <text:p/>
          </draw:line>
          <draw:g>
            <draw:g>
              <draw:custom-shape draw:style-name="gr55" draw:text-style-name="P7" draw:layer="layout" svg:width="1.344cm" svg:height="1.267cm" svg:x="5.654cm" svg:y="8.81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8" draw:text-style-name="P40" draw:layer="layout" svg:width="0.762cm" svg:height="0.762cm" svg:x="5.945cm" svg:y="9.073cm">
              <text:p text:style-name="P1"><text:span text:style-name="T1">7</text:span><text:span text:style-name="T1">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line draw:style-name="gr15" draw:text-style-name="P3" draw:layer="layout" svg:x1="7.103cm" svg:y1="7.5cm" svg:x2="6.517cm" svg:y2="8.813cm">
            <text:p/>
          </draw:line>
          <draw:g>
            <draw:g>
              <draw:custom-shape draw:style-name="gr55" draw:text-style-name="P7" draw:layer="layout" svg:width="1.344cm" svg:height="1.267cm" svg:x="4.454cm" svg:y="11.23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8" draw:text-style-name="P40" draw:layer="layout" svg:width="0.762cm" svg:height="0.762cm" svg:x="4.745cm" svg:y="11.483cm">
              <text:p text:style-name="P1"><text:span text:style-name="T1">6</text:span><text:span text:style-name="T1">7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5" draw:text-style-name="P3" draw:layer="layout" svg:x1="5.903cm" svg:y1="9.92cm" svg:x2="5.317cm" svg:y2="11.233cm">
            <text:p/>
          </draw:line>
          <draw:g>
            <draw:g>
              <draw:custom-shape draw:style-name="gr55" draw:text-style-name="P7" draw:layer="layout" svg:width="1.344cm" svg:height="1.267cm" svg:x="3cm" svg:y="8.811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40" draw:layer="layout" svg:width="0.762cm" svg:height="0.762cm" svg:x="3.291cm" svg:y="9.071cm">
              <text:p text:style-name="P1"><text:span text:style-name="T1">1</text:span><text:span text:style-name="T1">9</text:span></text:p>
              <draw:enhanced-geometry svg:viewBox="0 0 21600 21600" draw:mirror-horizontal="true" draw:type="rectangle" draw:enhanced-path="M 0 0 L 21600 0 21600 21600 0 21600 0 0 Z N"/>
            </draw:custom-shape>
          </draw:g>
          <draw:line draw:style-name="gr15" draw:text-style-name="P3" draw:layer="layout" svg:x1="4.398cm" svg:y1="7.561cm" svg:x2="3.759cm" svg:y2="8.801cm">
            <text:p/>
          </draw:line>
        </draw:g>
        <draw:g>
          <draw:custom-shape draw:style-name="gr88" draw:text-style-name="P7" draw:layer="layout" svg:width="1.344cm" svg:height="1.267cm" svg:x="15.543cm" svg:y="1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5.834cm" svg:y="2.187cm">
          <text:p text:style-name="P1">50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1.801cm" svg:y="3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2.092cm" svg:y="3.79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88" draw:text-style-name="P7" draw:layer="layout" svg:width="1.344cm" svg:height="1.267cm" svg:x="8.66cm" svg:y="7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8" draw:text-style-name="P7" draw:layer="layout" svg:width="1.344cm" svg:height="1.267cm" svg:x="9.692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9.983cm" svg:y="5.821cm">
          <text:p text:style-name="P1">12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0.744cm" svg:y="7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1.035cm" svg:y="7.99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0.762cm" svg:height="0.762cm" svg:x="8.951cm" svg:y="7.99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89" draw:text-style-name="P2" draw:layer="layout" svg:width="1.344cm" svg:height="1.267cm" svg:x="12.861cm" svg:y="7.733cm">
          <text:p text:style-name="P1">1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7" draw:layer="layout" svg:width="1.344cm" svg:height="1.267cm" svg:x="13.893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8" draw:text-style-name="P7" draw:layer="layout" svg:width="1.344cm" svg:height="1.267cm" svg:x="19.212cm" svg:y="3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9.503cm" svg:y="3.797cm">
          <text:p text:style-name="P1">60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7.103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7.394cm" svg:y="5.821cm">
          <text:p text:style-name="P1">54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18.155cm" svg:y="7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40" draw:layer="layout" svg:width="0.762cm" svg:height="0.762cm" svg:x="18.446cm" svg:y="7.99cm">
          <text:p text:style-name="P1">67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7" draw:layer="layout" svg:width="1.344cm" svg:height="1.267cm" svg:x="21.304cm" svg:y="5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1" draw:text-style-name="P40" draw:layer="layout" svg:width="0.762cm" svg:height="0.762cm" svg:x="21.595cm" svg:y="5.821cm">
          <text:p text:style-name="P1">76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15.657cm" svg:y1="2.92cm" svg:x2="13cm" svg:y2="3.7cm">
          <text:p/>
        </draw:line>
        <draw:line draw:style-name="gr66" draw:text-style-name="P3" draw:layer="layout" svg:x1="16.74cm" svg:y1="2.921cm" svg:x2="19.4cm" svg:y2="3.7cm">
          <text:p/>
        </draw:line>
        <draw:line draw:style-name="gr66" draw:text-style-name="P3" draw:layer="layout" svg:x1="11.887cm" svg:y1="4.518cm" svg:x2="10.7cm" svg:y2="5.6cm">
          <text:p/>
        </draw:line>
        <draw:line draw:style-name="gr66" draw:text-style-name="P3" draw:layer="layout" svg:x1="13.013cm" svg:y1="4.52cm" svg:x2="14.2cm" svg:y2="5.602cm">
          <text:p/>
        </draw:line>
        <draw:line draw:style-name="gr66" draw:text-style-name="P3" draw:layer="layout" svg:x1="19.327cm" svg:y1="4.516cm" svg:x2="18.14cm" svg:y2="5.598cm">
          <text:p/>
        </draw:line>
        <draw:line draw:style-name="gr66" draw:text-style-name="P3" draw:layer="layout" svg:x1="20.453cm" svg:y1="4.518cm" svg:x2="21.64cm" svg:y2="5.6cm">
          <text:p/>
        </draw:line>
        <draw:line draw:style-name="gr66" draw:text-style-name="P3" draw:layer="layout" svg:x1="10cm" svg:y1="6.7cm" svg:x2="9.6cm" svg:y2="7.7cm">
          <text:p/>
        </draw:line>
        <draw:line draw:style-name="gr66" draw:text-style-name="P3" draw:layer="layout" svg:x1="10.8cm" svg:y1="6.7cm" svg:x2="11.2cm" svg:y2="7.7cm">
          <text:p/>
        </draw:line>
        <draw:line draw:style-name="gr66" draw:text-style-name="P3" draw:layer="layout" svg:x1="14.2cm" svg:y1="6.7cm" svg:x2="13.8cm" svg:y2="7.7cm">
          <text:p/>
        </draw:line>
        <draw:line draw:style-name="gr66" draw:text-style-name="P3" draw:layer="layout" svg:x1="18.2cm" svg:y1="6.7cm" svg:x2="18.6cm" svg:y2="7.7cm">
          <text:p/>
        </draw:line>
        <draw:custom-shape draw:style-name="gr68" draw:text-style-name="P10" draw:layer="layout" svg:width="0.896cm" svg:height="0.9cm" svg:x="3.9cm" svg:y="0.2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0.896cm" svg:height="0.9cm" svg:x="15.8cm" svg:y="0.2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g>
          <draw:custom-shape draw:style-name="gr89" draw:text-style-name="P7" draw:layer="layout" svg:width="1.344cm" svg:height="1.267cm" svg:x="13.9cm" svg:y="5.56cm">
            <text:p text:style-name="P49">2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0" draw:style-name="dp1" draw:master-page-name="Default">
        <draw:g>
          <draw:line draw:style-name="gr15" draw:text-style-name="P3" draw:layer="layout" svg:x1="4.571cm" svg:y1="1.194cm" svg:x2="3.671cm" svg:y2="2.394cm">
            <text:p/>
          </draw:line>
          <draw:line draw:style-name="gr15" draw:text-style-name="P3" draw:layer="layout" svg:x1="5.464cm" svg:y1="1.194cm" svg:x2="6.364cm" svg:y2="2.394cm">
            <text:p/>
          </draw:line>
          <draw:g>
            <draw:custom-shape draw:style-name="gr93" draw:text-style-name="P2" draw:layer="layout" svg:width="1.344cm" svg:height="1.267cm" svg:x="4.302cm" svg:y="0.1cm">
              <text:p text:style-name="P1"><text:span text:style-name="T1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2" draw:layer="layout" svg:width="1.344cm" svg:height="1.267cm" svg:x="2.703cm" svg:y="2.357cm">
              <text:p text:style-name="P1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9" draw:text-style-name="P2" draw:layer="layout" svg:width="1.344cm" svg:height="1.267cm" svg:x="5.982cm" svg:y="2.357cm">
              <text:p text:style-name="P1"><text:span text:style-name="T1">1</text:span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2.972cm" svg:y1="3.481cm" svg:x2="2.072cm" svg:y2="4.681cm">
            <text:p/>
          </draw:line>
          <draw:line draw:style-name="gr15" draw:text-style-name="P3" draw:layer="layout" svg:x1="7.102cm" svg:y1="3.481cm" svg:x2="8.002cm" svg:y2="4.681cm">
            <text:p/>
          </draw:line>
          <draw:g>
            <draw:custom-shape draw:style-name="gr93" draw:text-style-name="P2" draw:layer="layout" svg:width="1.344cm" svg:height="1.267cm" svg:x="7.583cm" svg:y="4.657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3" draw:text-style-name="P2" draw:layer="layout" svg:width="1.344cm" svg:height="1.267cm" svg:x="1.184cm" svg:y="4.657cm">
              <text:p text:style-name="P1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3.786cm" svg:y1="3.477cm" svg:x2="4.686cm" svg:y2="4.677cm">
            <text:p/>
          </draw:line>
          <draw:line draw:style-name="gr15" draw:text-style-name="P3" draw:layer="layout" svg:x1="6.189cm" svg:y1="3.477cm" svg:x2="5.289cm" svg:y2="4.677cm">
            <text:p/>
          </draw:line>
          <draw:custom-shape draw:style-name="gr94" draw:text-style-name="P50" draw:layer="layout" svg:width="0.3cm" svg:height="0.3cm" svg:x="4.6cm" svg:y="4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50" draw:layer="layout" svg:width="0.3cm" svg:height="0.3cm" svg:x="5.101cm" svg:y="4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.371cm" svg:y1="5.769cm" svg:x2="0.471cm" svg:y2="6.969cm">
            <text:p/>
          </draw:line>
          <draw:line draw:style-name="gr15" draw:text-style-name="P3" draw:layer="layout" svg:x1="2.3cm" svg:y1="5.765cm" svg:x2="3.2cm" svg:y2="6.965cm">
            <text:p/>
          </draw:line>
          <draw:custom-shape draw:style-name="gr94" draw:text-style-name="P50" draw:layer="layout" svg:width="0.3cm" svg:height="0.3cm" svg:x="3.114cm" svg:y="6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50" draw:layer="layout" svg:width="0.3cm" svg:height="0.3cm" svg:x="0.3cm" svg:y="6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7.771cm" svg:y1="5.757cm" svg:x2="6.871cm" svg:y2="6.957cm">
            <text:p/>
          </draw:line>
          <draw:line draw:style-name="gr15" draw:text-style-name="P3" draw:layer="layout" svg:x1="8.7cm" svg:y1="5.753cm" svg:x2="9.6cm" svg:y2="6.953cm">
            <text:p/>
          </draw:line>
          <draw:custom-shape draw:style-name="gr94" draw:text-style-name="P50" draw:layer="layout" svg:width="0.3cm" svg:height="0.3cm" svg:x="9.514cm" svg:y="6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50" draw:layer="layout" svg:width="0.3cm" svg:height="0.3cm" svg:x="6.7cm" svg:y="6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1" draw:style-name="dp1" draw:master-page-name="Default">
        <draw:line draw:style-name="gr15" draw:text-style-name="P3" draw:layer="layout" svg:x1="2.772cm" svg:y1="1.181cm" svg:x2="1.872cm" svg:y2="2.381cm">
          <text:p/>
        </draw:line>
        <draw:line draw:style-name="gr15" draw:text-style-name="P3" draw:layer="layout" svg:x1="3.665cm" svg:y1="1.181cm" svg:x2="4.565cm" svg:y2="2.381cm">
          <text:p/>
        </draw:line>
        <draw:g>
          <draw:custom-shape draw:style-name="gr93" draw:text-style-name="P2" draw:layer="layout" svg:width="1.344cm" svg:height="1.267cm" svg:x="2.503cm" svg:y="0.087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0.904cm" svg:y="2.344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4.183cm" svg:y="2.344cm">
            <text:p text:style-name="P1"><text:span text:style-name="T1">1</text:span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5.303cm" svg:y1="3.468cm" svg:x2="6.203cm" svg:y2="4.668cm">
          <text:p/>
        </draw:line>
        <draw:g>
          <draw:custom-shape draw:style-name="gr89" draw:text-style-name="P2" draw:layer="layout" svg:width="1.344cm" svg:height="1.267cm" svg:x="3.084cm" svg:y="4.644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.987cm" svg:y1="3.464cm" svg:x2="2.887cm" svg:y2="4.664cm">
          <text:p/>
        </draw:line>
        <draw:line draw:style-name="gr15" draw:text-style-name="P3" draw:layer="layout" svg:x1="4.39cm" svg:y1="3.464cm" svg:x2="4cm" svg:y2="4.7cm">
          <text:p/>
        </draw:line>
        <draw:custom-shape draw:style-name="gr94" draw:text-style-name="P50" draw:layer="layout" svg:width="0.3cm" svg:height="0.3cm" svg:x="2.801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6.102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72cm" svg:y1="5.744cm" svg:x2="2.372cm" svg:y2="6.944cm">
          <text:p/>
        </draw:line>
        <draw:line draw:style-name="gr15" draw:text-style-name="P3" draw:layer="layout" svg:x1="4.201cm" svg:y1="5.74cm" svg:x2="5.101cm" svg:y2="6.94cm">
          <text:p/>
        </draw:line>
        <draw:custom-shape draw:style-name="gr94" draw:text-style-name="P50" draw:layer="layout" svg:width="0.3cm" svg:height="0.3cm" svg:x="5.015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2.201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189cm" svg:y1="3.452cm" svg:x2="0.289cm" svg:y2="4.652cm">
          <text:p/>
        </draw:line>
        <draw:custom-shape draw:style-name="gr94" draw:text-style-name="P50" draw:layer="layout" svg:width="0.3cm" svg:height="0.3cm" svg:x="0.075cm" svg:y="4.64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5" draw:text-style-name="P3" draw:layer="layout" svg:x1="10.373cm" svg:y1="1.168cm" svg:x2="9.473cm" svg:y2="2.368cm">
          <text:p/>
        </draw:line>
        <draw:line draw:style-name="gr15" draw:text-style-name="P3" draw:layer="layout" svg:x1="11.266cm" svg:y1="1.168cm" svg:x2="12.166cm" svg:y2="2.368cm">
          <text:p/>
        </draw:line>
        <draw:g>
          <draw:custom-shape draw:style-name="gr89" draw:text-style-name="P2" draw:layer="layout" svg:width="1.344cm" svg:height="1.267cm" svg:x="10.104cm" svg:y="0.074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8.505cm" svg:y="2.331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1.784cm" svg:y="2.331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2.904cm" svg:y1="3.455cm" svg:x2="13.804cm" svg:y2="4.655cm">
          <text:p/>
        </draw:line>
        <draw:g>
          <draw:custom-shape draw:style-name="gr89" draw:text-style-name="P2" draw:layer="layout" svg:width="1.344cm" svg:height="1.267cm" svg:x="10.685cm" svg:y="4.631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9.588cm" svg:y1="3.451cm" svg:x2="10.488cm" svg:y2="4.651cm">
          <text:p/>
        </draw:line>
        <draw:line draw:style-name="gr15" draw:text-style-name="P3" draw:layer="layout" svg:x1="11.991cm" svg:y1="3.451cm" svg:x2="11.601cm" svg:y2="4.687cm">
          <text:p/>
        </draw:line>
        <draw:custom-shape draw:style-name="gr94" draw:text-style-name="P50" draw:layer="layout" svg:width="0.3cm" svg:height="0.3cm" svg:x="10.402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13.703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0.873cm" svg:y1="5.731cm" svg:x2="9.973cm" svg:y2="6.931cm">
          <text:p/>
        </draw:line>
        <draw:line draw:style-name="gr15" draw:text-style-name="P3" draw:layer="layout" svg:x1="11.802cm" svg:y1="5.727cm" svg:x2="12.702cm" svg:y2="6.927cm">
          <text:p/>
        </draw:line>
        <draw:custom-shape draw:style-name="gr94" draw:text-style-name="P50" draw:layer="layout" svg:width="0.3cm" svg:height="0.3cm" svg:x="12.616cm" svg:y="6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9.802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79cm" svg:y1="3.439cm" svg:x2="7.89cm" svg:y2="4.639cm">
          <text:p/>
        </draw:line>
        <draw:custom-shape draw:style-name="gr94" draw:text-style-name="P50" draw:layer="layout" svg:width="0.3cm" svg:height="0.3cm" svg:x="7.676cm" svg:y="4.6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5" draw:text-style-name="P3" draw:layer="layout" svg:x1="5.7cm" svg:y1="3cm" svg:x2="8.3cm" svg:y2="3cm">
          <text:p/>
        </draw:line>
      </draw:page>
      <draw:page draw:name="page22" draw:style-name="dp1" draw:master-page-name="Default">
        <draw:line draw:style-name="gr15" draw:text-style-name="P3" draw:layer="layout" svg:x1="2.973cm" svg:y1="1.168cm" svg:x2="2.073cm" svg:y2="2.368cm">
          <text:p/>
        </draw:line>
        <draw:line draw:style-name="gr15" draw:text-style-name="P3" draw:layer="layout" svg:x1="3.866cm" svg:y1="1.168cm" svg:x2="4.766cm" svg:y2="2.368cm">
          <text:p/>
        </draw:line>
        <draw:g>
          <draw:custom-shape draw:style-name="gr93" draw:text-style-name="P2" draw:layer="layout" svg:width="1.344cm" svg:height="1.267cm" svg:x="2.704cm" svg:y="0.074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.105cm" svg:y="2.331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4.384cm" svg:y="2.331cm">
            <text:p text:style-name="P1"><text:span text:style-name="T1">1</text:span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5.504cm" svg:y1="3.455cm" svg:x2="6.404cm" svg:y2="4.655cm">
          <text:p/>
        </draw:line>
        <draw:g>
          <draw:custom-shape draw:style-name="gr93" draw:text-style-name="P2" draw:layer="layout" svg:width="1.344cm" svg:height="1.267cm" svg:x="3.285cm" svg:y="4.631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2.188cm" svg:y1="3.451cm" svg:x2="3.088cm" svg:y2="4.651cm">
          <text:p/>
        </draw:line>
        <draw:line draw:style-name="gr15" draw:text-style-name="P3" draw:layer="layout" svg:x1="4.591cm" svg:y1="3.451cm" svg:x2="4.201cm" svg:y2="4.687cm">
          <text:p/>
        </draw:line>
        <draw:custom-shape draw:style-name="gr94" draw:text-style-name="P50" draw:layer="layout" svg:width="0.3cm" svg:height="0.3cm" svg:x="3.002cm" svg:y="4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6.303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473cm" svg:y1="5.731cm" svg:x2="2.573cm" svg:y2="6.931cm">
          <text:p/>
        </draw:line>
        <draw:line draw:style-name="gr15" draw:text-style-name="P3" draw:layer="layout" svg:x1="4.402cm" svg:y1="5.727cm" svg:x2="5.302cm" svg:y2="6.927cm">
          <text:p/>
        </draw:line>
        <draw:line draw:style-name="gr15" draw:text-style-name="P3" draw:layer="layout" svg:x1="1.39cm" svg:y1="3.439cm" svg:x2="0.49cm" svg:y2="4.639cm">
          <text:p/>
        </draw:line>
        <draw:custom-shape draw:style-name="gr94" draw:text-style-name="P50" draw:layer="layout" svg:width="0.3cm" svg:height="0.3cm" svg:x="0.276cm" svg:y="4.6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g>
          <draw:custom-shape draw:style-name="gr95" draw:text-style-name="P2" draw:layer="layout" svg:width="1.344cm" svg:height="1.267cm" svg:x="4.786cm" svg:y="6.931cm">
            <text:p text:style-name="P1"><text:span text:style-name="T1">1</text:span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2" draw:text-style-name="P3" draw:layer="layout" svg:x1="5.888cm" svg:y1="8.039cm" svg:x2="6.788cm" svg:y2="9.239cm">
          <text:p/>
        </draw:line>
        <draw:custom-shape draw:style-name="gr96" draw:text-style-name="P50" draw:layer="layout" svg:width="0.3cm" svg:height="0.3cm" svg:x="6.702cm" svg:y="9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3" draw:layer="layout" svg:x1="5.09cm" svg:y1="8.04cm" svg:x2="4.19cm" svg:y2="9.24cm">
          <text:p/>
        </draw:line>
        <draw:custom-shape draw:style-name="gr96" draw:text-style-name="P50" draw:layer="layout" svg:width="0.3cm" svg:height="0.3cm" svg:x="3.976cm" svg:y="9.21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97" draw:text-style-name="P3" draw:layer="layout" svg:x1="6.1cm" svg:y1="6.9cm" svg:x2="5.1cm" svg:y2="5.7cm">
          <text:p/>
        </draw:line>
        <draw:line draw:style-name="gr97" draw:text-style-name="P3" draw:layer="layout" svg:x1="3.1cm" svg:y1="5.4cm" svg:x2="2.1cm" svg:y2="6.6cm">
          <text:p/>
        </draw:line>
        <draw:frame draw:style-name="gr98" draw:text-style-name="P51" draw:layer="layout" svg:width="4cm" svg:height="0.962cm" svg:x="6cm" svg:y="5.638cm">
          <draw:text-box>
            <text:p text:style-name="P21">Left rotation</text:p>
          </draw:text-box>
        </draw:frame>
        <draw:g>
          <draw:custom-shape draw:style-name="gr89" draw:text-style-name="P2" draw:layer="layout" svg:width="1.344cm" svg:height="1.267cm" svg:x="1.586cm" svg:y="6.918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2.688cm" svg:y1="8.026cm" svg:x2="3.588cm" svg:y2="9.226cm">
          <text:p/>
        </draw:line>
        <draw:custom-shape draw:style-name="gr94" draw:text-style-name="P50" draw:layer="layout" svg:width="0.3cm" svg:height="0.3cm" svg:x="3.502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89cm" svg:y1="8.027cm" svg:x2="0.99cm" svg:y2="9.227cm">
          <text:p/>
        </draw:line>
        <draw:custom-shape draw:style-name="gr94" draw:text-style-name="P50" draw:layer="layout" svg:width="0.3cm" svg:height="0.3cm" svg:x="0.776cm" svg:y="9.20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5" draw:text-style-name="P3" draw:layer="layout" svg:x1="13.572cm" svg:y1="1.156cm" svg:x2="12.672cm" svg:y2="2.356cm">
          <text:p/>
        </draw:line>
        <draw:line draw:style-name="gr15" draw:text-style-name="P3" draw:layer="layout" svg:x1="14.465cm" svg:y1="1.156cm" svg:x2="15.365cm" svg:y2="2.356cm">
          <text:p/>
        </draw:line>
        <draw:g>
          <draw:custom-shape draw:style-name="gr93" draw:text-style-name="P2" draw:layer="layout" svg:width="1.344cm" svg:height="1.267cm" svg:x="13.303cm" svg:y="0.062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1.704cm" svg:y="2.319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9" draw:text-style-name="P2" draw:layer="layout" svg:width="1.344cm" svg:height="1.267cm" svg:x="14.983cm" svg:y="2.319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6.103cm" svg:y1="3.443cm" svg:x2="17.003cm" svg:y2="4.643cm">
          <text:p/>
        </draw:line>
        <draw:g>
          <draw:custom-shape draw:style-name="gr89" draw:text-style-name="P2" draw:layer="layout" svg:width="1.344cm" svg:height="1.267cm" svg:x="13.884cm" svg:y="4.619cm">
            <text:p text:style-name="P1"><text:span text:style-name="T1">1</text:span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2.787cm" svg:y1="3.439cm" svg:x2="13.687cm" svg:y2="4.639cm">
          <text:p/>
        </draw:line>
        <draw:line draw:style-name="gr15" draw:text-style-name="P3" draw:layer="layout" svg:x1="15.19cm" svg:y1="3.439cm" svg:x2="14.8cm" svg:y2="4.675cm">
          <text:p/>
        </draw:line>
        <draw:custom-shape draw:style-name="gr94" draw:text-style-name="P50" draw:layer="layout" svg:width="0.3cm" svg:height="0.3cm" svg:x="13.601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0" draw:layer="layout" svg:width="0.3cm" svg:height="0.3cm" svg:x="16.902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4.072cm" svg:y1="5.719cm" svg:x2="13.172cm" svg:y2="6.919cm">
          <text:p/>
        </draw:line>
        <draw:line draw:style-name="gr15" draw:text-style-name="P3" draw:layer="layout" svg:x1="15.001cm" svg:y1="5.715cm" svg:x2="15.901cm" svg:y2="6.915cm">
          <text:p/>
        </draw:line>
        <draw:line draw:style-name="gr15" draw:text-style-name="P3" draw:layer="layout" svg:x1="11.989cm" svg:y1="3.427cm" svg:x2="11.089cm" svg:y2="4.627cm">
          <text:p/>
        </draw:line>
        <draw:custom-shape draw:style-name="gr94" draw:text-style-name="P50" draw:layer="layout" svg:width="0.3cm" svg:height="0.3cm" svg:x="10.875cm" svg:y="4.61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97" draw:text-style-name="P3" draw:layer="layout" svg:x1="12.699cm" svg:y1="6.588cm" svg:x2="13.699cm" svg:y2="5.388cm">
          <text:p/>
        </draw:line>
        <draw:frame draw:style-name="gr99" draw:text-style-name="P51" draw:layer="layout" svg:width="4.3cm" svg:height="0.962cm" svg:x="16.5cm" svg:y="6.1cm">
          <draw:text-box>
            <text:p text:style-name="P21">Right rotation</text:p>
          </draw:text-box>
        </draw:frame>
        <draw:g>
          <draw:custom-shape draw:style-name="gr89" draw:text-style-name="P2" draw:layer="layout" svg:width="1.344cm" svg:height="1.267cm" svg:x="12.185cm" svg:y="6.906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3.287cm" svg:y1="8.014cm" svg:x2="14.187cm" svg:y2="9.214cm">
          <text:p/>
        </draw:line>
        <draw:custom-shape draw:style-name="gr94" draw:text-style-name="P50" draw:layer="layout" svg:width="0.3cm" svg:height="0.3cm" svg:x="14.101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2.489cm" svg:y1="8.015cm" svg:x2="11.589cm" svg:y2="9.215cm">
          <text:p/>
        </draw:line>
        <draw:custom-shape draw:style-name="gr94" draw:text-style-name="P50" draw:layer="layout" svg:width="0.3cm" svg:height="0.3cm" svg:x="11.375cm" svg:y="9.19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97" draw:text-style-name="P3" draw:layer="layout" svg:x1="10.9cm" svg:y1="8.8cm" svg:x2="11.9cm" svg:y2="7.6cm">
          <text:p/>
        </draw:line>
        <draw:line draw:style-name="gr97" draw:text-style-name="P3" draw:layer="layout" svg:x1="16.5cm" svg:y1="2.8cm" svg:x2="17.5cm" svg:y2="4cm">
          <text:p/>
        </draw:line>
        <draw:line draw:style-name="gr15" draw:text-style-name="P3" draw:layer="layout" svg:x1="13.572cm" svg:y1="11.843cm" svg:x2="12.672cm" svg:y2="13.043cm">
          <text:p/>
        </draw:line>
        <draw:line draw:style-name="gr15" draw:text-style-name="P3" draw:layer="layout" svg:x1="14.465cm" svg:y1="11.843cm" svg:x2="15.365cm" svg:y2="13.043cm">
          <text:p/>
        </draw:line>
        <draw:g>
          <draw:custom-shape draw:style-name="gr89" draw:text-style-name="P2" draw:layer="layout" svg:width="1.344cm" svg:height="1.267cm" svg:x="13.303cm" svg:y="10.749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1.704cm" svg:y="13.006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3" draw:text-style-name="P2" draw:layer="layout" svg:width="1.344cm" svg:height="1.267cm" svg:x="14.983cm" svg:y="13.006cm">
            <text:p text:style-name="P1"><text:span text:style-name="T1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6.103cm" svg:y1="14.13cm" svg:x2="17.003cm" svg:y2="15.33cm">
          <text:p/>
        </draw:line>
        <draw:g>
          <draw:custom-shape draw:style-name="gr89" draw:text-style-name="P2" draw:layer="layout" svg:width="1.344cm" svg:height="1.267cm" svg:x="13.884cm" svg:y="15.306cm">
            <text:p text:style-name="P1"><text:span text:style-name="T1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2.787cm" svg:y1="14.126cm" svg:x2="13.687cm" svg:y2="15.326cm">
          <text:p/>
        </draw:line>
        <draw:line draw:style-name="gr15" draw:text-style-name="P3" draw:layer="layout" svg:x1="15.19cm" svg:y1="14.126cm" svg:x2="14.8cm" svg:y2="15.362cm">
          <text:p/>
        </draw:line>
        <draw:custom-shape draw:style-name="gr94" draw:text-style-name="P50" draw:layer="layout" svg:width="0.3cm" svg:height="0.3cm" svg:x="13.601cm" svg:y="1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5cm" svg:y1="16.4cm" svg:x2="15.5cm" svg:y2="17.9cm">
          <text:p/>
        </draw:line>
        <draw:line draw:style-name="gr15" draw:text-style-name="P3" draw:layer="layout" svg:x1="11.989cm" svg:y1="14.114cm" svg:x2="11.089cm" svg:y2="15.314cm">
          <text:p/>
        </draw:line>
        <draw:custom-shape draw:style-name="gr94" draw:text-style-name="P50" draw:layer="layout" svg:width="0.3cm" svg:height="0.3cm" svg:x="10.875cm" svg:y="15.30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g>
          <draw:custom-shape draw:style-name="gr89" draw:text-style-name="P2" draw:layer="layout" svg:width="1.344cm" svg:height="1.267cm" svg:x="16.685cm" svg:y="15.193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7.787cm" svg:y1="16.301cm" svg:x2="18.687cm" svg:y2="17.501cm">
          <text:p/>
        </draw:line>
        <draw:custom-shape draw:style-name="gr94" draw:text-style-name="P50" draw:layer="layout" svg:width="0.3cm" svg:height="0.3cm" svg:x="18.601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6.989cm" svg:y1="16.302cm" svg:x2="16.089cm" svg:y2="17.502cm">
          <text:p/>
        </draw:line>
        <draw:custom-shape draw:style-name="gr94" draw:text-style-name="P50" draw:layer="layout" svg:width="0.3cm" svg:height="0.3cm" svg:x="15.875cm" svg:y="17.47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5" draw:text-style-name="P3" draw:layer="layout" svg:x1="14.087cm" svg:y1="16.387cm" svg:x2="13.587cm" svg:y2="17.887cm">
          <text:p/>
        </draw:line>
        <draw:custom-shape draw:style-name="gr94" draw:text-style-name="P50" draw:layer="layout" svg:width="0.3cm" svg:height="0.3cm" svg:x="15.375cm" svg:y="17.8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94" draw:text-style-name="P50" draw:layer="layout" svg:width="0.3cm" svg:height="0.3cm" svg:x="13.4cm" svg:y="17.8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5" draw:text-style-name="P3" draw:layer="layout" svg:x1="18.3cm" svg:y1="7cm" svg:x2="16.2cm" svg:y2="11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0.6cm" fo:page-height="1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31T14:01:42.523560808</dc:date>
    <meta:editing-duration>PT15H49S</meta:editing-duration>
    <meta:editing-cycles>119</meta:editing-cycles>
    <meta:generator>LibreOffice/6.4.6.2$Linux_X86_64 LibreOffice_project/40$Build-2</meta:generator>
    <meta:document-statistic meta:object-count="944"/>
  </office:meta>
</office:document-meta>
</file>